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monospace" svg:font-family="monospac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7.2729in" fo:margin-left="-0.509in" table:align="left" style:writing-mode="lr-tb"/>
    </style:style>
    <style:style style:name="Table3.A" style:family="table-column">
      <style:table-column-properties style:column-width="0.4757in"/>
    </style:style>
    <style:style style:name="Table3.B" style:family="table-column">
      <style:table-column-properties style:column-width="2.4979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2.736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1.1424in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7694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0326in" style:rel-column-width="10112*"/>
    </style:style>
    <style:style style:name="Table2.B" style:family="table-column">
      <style:table-column-properties style:column-width="1.3104in" style:rel-column-width="12831*"/>
    </style:style>
    <style:style style:name="Table2.C" style:family="table-column">
      <style:table-column-properties style:column-width="1.0701in" style:rel-column-width="10479*"/>
    </style:style>
    <style:style style:name="Table2.D" style:family="table-column">
      <style:table-column-properties style:column-width="1.3347in" style:rel-column-width="13068*"/>
    </style:style>
    <style:style style:name="Table2.E" style:family="table-column">
      <style:table-column-properties style:column-width="1.9451in" style:rel-column-width="19045*"/>
    </style:style>
    <style:style style:name="Table2.A1" style:family="table-cell">
      <style:table-cell-properties fo:padding="0.0382in" fo:border-left="1.5pt solid #000000" fo:border-right="none" fo:border-top="1.5pt solid #000000" fo:border-bottom="1.5pt solid #000000"/>
    </style:style>
    <style:style style:name="Table2.E1" style:family="table-cell">
      <style:table-cell-properties fo:padding="0.0382in" fo:border="1.5pt solid #000000"/>
    </style:style>
    <style:style style:name="Table2.B2" style:family="table-cell">
      <style:table-cell-properties fo:padding="0.0382in" fo:border-left="none" fo:border-right="none" fo:border-top="1.5pt solid #000000" fo:border-bottom="none"/>
    </style:style>
    <style:style style:name="Table2.E2" style:family="table-cell">
      <style:table-cell-properties fo:padding="0.0382in" fo:border-left="none" fo:border-right="1.5pt solid #000000" fo:border-top="1.5pt solid #000000" fo:border-bottom="none"/>
    </style:style>
    <style:style style:name="Table2.A3" style:family="table-cell">
      <style:table-cell-properties fo:padding="0.0382in" fo:border-left="1.5pt solid #000000" fo:border-right="none" fo:border-top="none" fo:border-bottom="none"/>
    </style:style>
    <style:style style:name="Table2.B3" style:family="table-cell">
      <style:table-cell-properties fo:padding="0.0382in" fo:border="none"/>
    </style:style>
    <style:style style:name="Table2.E3" style:family="table-cell">
      <style:table-cell-properties fo:padding="0.0382in" fo:border-left="none" fo:border-right="1.5pt solid #000000" fo:border-top="none" fo:border-bottom="none"/>
    </style:style>
    <style:style style:name="Table2.A4" style:family="table-cell">
      <style:table-cell-properties fo:padding="0.0382in" fo:border-left="1.5pt solid #000000" fo:border-right="none" fo:border-top="none" fo:border-bottom="1.5pt solid #000000"/>
    </style:style>
    <style:style style:name="Table2.B4" style:family="table-cell">
      <style:table-cell-properties fo:padding="0.0382in" fo:border-left="none" fo:border-right="none" fo:border-top="none" fo:border-bottom="1.5pt solid #000000"/>
    </style:style>
    <style:style style:name="Table2.E4" style:family="table-cell">
      <style:table-cell-properties fo:padding="0.0382in" fo:border-left="none" fo:border-right="1.5pt solid #000000" fo:border-top="none" fo:border-bottom="1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701in" style:rel-column-width="9499*"/>
    </style:style>
    <style:style style:name="Table1.B" style:family="table-column">
      <style:table-column-properties style:column-width="1.4347in" style:rel-column-width="14048*"/>
    </style:style>
    <style:style style:name="Table1.C" style:family="table-column">
      <style:table-column-properties style:column-width="0.8736in" style:rel-column-width="8553*"/>
    </style:style>
    <style:style style:name="Table1.D" style:family="table-column">
      <style:table-column-properties style:column-width="1.384in" style:rel-column-width="13551*"/>
    </style:style>
    <style:style style:name="Table1.E" style:family="table-column">
      <style:table-column-properties style:column-width="2.0306in" style:rel-column-width="19884*"/>
    </style:style>
    <style:style style:name="Table1.A1" style:family="table-cell">
      <style:table-cell-properties fo:padding="0.0382in" fo:border-left="1.5pt solid #000000" fo:border-right="none" fo:border-top="1.5pt solid #000000" fo:border-bottom="1.5pt solid #000000"/>
    </style:style>
    <style:style style:name="Table1.E1" style:family="table-cell">
      <style:table-cell-properties fo:padding="0.0382in" fo:border="1.5pt solid #000000"/>
    </style:style>
    <style:style style:name="Table1.B2" style:family="table-cell">
      <style:table-cell-properties fo:padding="0.0382in" fo:border-left="none" fo:border-right="none" fo:border-top="1.5pt solid #000000" fo:border-bottom="none"/>
    </style:style>
    <style:style style:name="Table1.E2" style:family="table-cell">
      <style:table-cell-properties fo:padding="0.0382in" fo:border-left="none" fo:border-right="1.5pt solid #000000" fo:border-top="1.5pt solid #000000" fo:border-bottom="none"/>
    </style:style>
    <style:style style:name="Table1.A3" style:family="table-cell">
      <style:table-cell-properties fo:padding="0.0382in" fo:border-left="1.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E3" style:family="table-cell">
      <style:table-cell-properties fo:padding="0.0382in" fo:border-left="none" fo:border-right="1.5pt solid #000000" fo:border-top="none" fo:border-bottom="none"/>
    </style:style>
    <style:style style:name="Table1.A4" style:family="table-cell">
      <style:table-cell-properties fo:padding="0.0382in" fo:border-left="1.5pt solid #000000" fo:border-right="none" fo:border-top="none" fo:border-bottom="1.5pt solid #000000"/>
    </style:style>
    <style:style style:name="Table1.B4" style:family="table-cell">
      <style:table-cell-properties fo:padding="0.0382in" fo:border-left="none" fo:border-right="none" fo:border-top="none" fo:border-bottom="1.5pt solid #000000"/>
    </style:style>
    <style:style style:name="Table1.E4" style:family="table-cell">
      <style:table-cell-properties fo:padding="0.0382in" fo:border-left="none" fo:border-right="1.5pt solid #000000" fo:border-top="none" fo:border-bottom="1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 fo:background-color="transparent"/>
      <style:text-properties style:font-name="Liberation Serif" fo:font-size="14pt" officeooo:paragraph-rsid="001e44ec" style:font-size-asian="14pt" style:font-size-complex="14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Liberation Serif" fo:font-size="14pt" officeooo:rsid="00353072" officeooo:paragraph-rsid="00353072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iberation Serif" fo:font-size="16pt" officeooo:paragraph-rsid="001e44ec" style:font-size-asian="16pt" style:font-size-complex="16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e44ec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1e44ec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officeooo:paragraph-rsid="001e44ec" style:font-name-asian="Times New Roman1" style:font-size-asian="6pt" style:font-name-complex="Times New Roman1" style:font-size-complex="14pt" style:font-weight-complex="bold"/>
    </style:style>
    <style:style style:name="P8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officeooo:paragraph-rsid="001e44ec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officeooo:paragraph-rsid="001e44ec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paragraph-rsid="001e44ec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officeooo:paragraph-rsid="001e44ec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1e44ec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1e44ec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officeooo:paragraph-rsid="001e44ec" style:font-name-asian="Times New Roman1" style:font-size-asian="12pt" style:font-style-asian="italic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1e44ec" style:font-name-asian="Times New Roman1" style:font-size-asian="12pt" style:font-weight-asian="bold" style:font-name-complex="Times New Roman1"/>
    </style:style>
    <style:style style:name="P16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officeooo:paragraph-rsid="001e44ec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e44ec" style:font-name-asian="Times New Roman1" style:font-style-asian="italic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officeooo:paragraph-rsid="001e44ec" style:font-name-asian="Times New Roman1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1e44ec" style:font-name-asian="Times New Roman1" style:font-size-asian="18pt" style:font-weight-asian="bold" style:font-name-complex="Times New Roman1" style:font-size-complex="14pt" style:font-weight-complex="bold"/>
    </style:style>
    <style:style style:name="P20" style:family="paragraph" style:parent-style-name="CODE">
      <style:text-properties style:use-window-font-color="true" loext:opacity="0%" fo:background-color="transparent"/>
    </style:style>
    <style:style style:name="P21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fo:background-color="transparent" style:font-size-asian="14pt" style:font-size-complex="14pt"/>
    </style:style>
    <style:style style:name="P22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officeooo:paragraph-rsid="002173b2" fo:background-color="transparent" style:font-size-asian="14pt" style:font-size-complex="14pt"/>
    </style:style>
    <style:style style:name="P23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officeooo:paragraph-rsid="003645a4" fo:background-color="transparent" style:font-size-asian="14pt" style:font-size-complex="14pt"/>
    </style:style>
    <style:style style:name="P24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officeooo:rsid="003645a4" officeooo:paragraph-rsid="003645a4" fo:background-color="transparent" style:font-size-asian="14pt" style:font-size-complex="14pt"/>
    </style:style>
    <style:style style:name="P25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fo:language="ru" fo:country="RU" officeooo:rsid="00884caf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fo:font-style="italic" style:text-underline-style="none" officeooo:rsid="003645a4" officeooo:paragraph-rsid="003645a4" fo:background-color="transparent" style:font-size-asian="14pt" style:font-style-asian="italic" style:font-size-complex="14pt" style:font-style-complex="italic"/>
    </style:style>
    <style:style style:name="P27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fo:font-style="italic" officeooo:rsid="003645a4" officeooo:paragraph-rsid="003645a4" fo:background-color="transparent" style:font-size-asian="14pt" style:font-style-asian="italic" style:font-size-complex="14pt" style:font-style-complex="italic"/>
    </style:style>
    <style:style style:name="P28" style:family="paragraph" style:parent-style-name="Default_20_Text">
      <style:paragraph-properties fo:text-align="start" style:justify-single-word="false"/>
      <style:text-properties style:use-window-font-color="true" loext:opacity="0%" style:font-name="Liberation Serif" fo:font-size="14pt" fo:font-style="italic" officeooo:rsid="003645a4" officeooo:paragraph-rsid="003645a4" fo:background-color="transparent" style:font-size-asian="14pt" style:font-style-asian="italic" style:font-size-complex="14pt" style:font-style-complex="italic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>
      <style:paragraph-properties style:line-height-at-least="0.198in"/>
      <style:text-properties style:text-position="sub 58%" fo:font-size="14pt" fo:font-weight="normal" officeooo:rsid="001fefa0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officeooo:rsid="001fefa0" officeooo:paragraph-rsid="001fefa0" style:font-size-asian="14pt" style:font-size-complex="14pt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4pt" officeooo:rsid="001fefa0" officeooo:paragraph-rsid="00353072" style:font-size-asian="14pt" style:font-size-complex="14pt"/>
    </style:style>
    <style:style style:name="P34" style:family="paragraph" style:parent-style-name="Text_20_body">
      <style:paragraph-properties fo:line-height="150%" fo:text-align="justify" style:justify-single-word="false"/>
      <style:text-properties fo:font-size="14pt" officeooo:rsid="00353072" officeooo:paragraph-rsid="00353072" style:font-size-asian="14pt" style:font-size-complex="14pt"/>
    </style:style>
    <style:style style:name="P35" style:family="paragraph" style:parent-style-name="Table_20_Contents">
      <style:paragraph-properties fo:text-align="end" style:justify-single-word="false"/>
      <style:text-properties fo:font-size="14pt" officeooo:rsid="00353072" officeooo:paragraph-rsid="00353072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fo:font-size="14pt" officeooo:rsid="003788e7" officeooo:paragraph-rsid="003788e7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fo:font-size="14pt" officeooo:rsid="003788e7" officeooo:paragraph-rsid="003788e7" style:font-size-asian="14pt" style:font-size-complex="14pt"/>
    </style:style>
    <style:style style:name="P38" style:family="paragraph" style:parent-style-name="Text_20_body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size="16pt" officeooo:rsid="00353072" officeooo:paragraph-rsid="00353072" style:font-size-asian="16pt" style:font-size-complex="16pt"/>
    </style:style>
    <style:style style:name="P40" style:family="paragraph" style:parent-style-name="Table_20_Contents">
      <style:paragraph-properties fo:text-align="end" style:justify-single-word="false"/>
      <style:text-properties fo:font-size="16pt" officeooo:rsid="00353072" officeooo:paragraph-rsid="00353072" style:font-size-asian="16pt" style:font-size-complex="16pt"/>
    </style:style>
    <style:style style:name="P41" style:family="paragraph" style:parent-style-name="Table_20_Contents">
      <style:paragraph-properties fo:text-align="end" style:justify-single-word="false"/>
      <style:text-properties fo:font-size="16pt" style:font-size-asian="16pt" style:font-size-complex="16pt"/>
    </style:style>
    <style:style style:name="P42" style:family="paragraph" style:parent-style-name="Table_20_Contents">
      <style:paragraph-properties fo:text-align="end" style:justify-single-word="false"/>
      <style:text-properties fo:font-size="16pt" officeooo:paragraph-rsid="003645a4" style:font-size-asian="16pt" style:font-size-complex="16pt"/>
    </style:style>
    <style:style style:name="P43" style:family="paragraph" style:parent-style-name="Table_20_Contents">
      <style:paragraph-properties fo:text-align="end" style:justify-single-word="false"/>
      <style:text-properties fo:font-size="16pt" officeooo:paragraph-rsid="003788e7" style:font-size-asian="16pt" style:font-size-complex="16pt"/>
    </style:style>
    <style:style style:name="P44" style:family="paragraph" style:parent-style-name="Table_20_Contents">
      <style:paragraph-properties fo:text-align="end" style:justify-single-word="false"/>
      <style:text-properties fo:font-size="16pt" officeooo:rsid="003788e7" officeooo:paragraph-rsid="003788e7" style:font-size-asian="16pt" style:font-size-complex="16pt"/>
    </style:style>
    <style:style style:name="P45" style:family="paragraph" style:parent-style-name="Standard">
      <style:paragraph-properties fo:text-align="end" style:justify-single-word="false"/>
      <style:text-properties fo:font-size="16pt" officeooo:rsid="0039c409" officeooo:paragraph-rsid="0039c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font-size="16pt" officeooo:rsid="0039c409" officeooo:paragraph-rsid="0039c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font-size="16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font-size="16pt" officeooo:rsid="00353072" officeooo:paragraph-rsid="00353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fo:font-size="16pt" officeooo:rsid="00353072" officeooo:paragraph-rsid="003530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Heading_20_1">
      <style:paragraph-properties fo:break-before="page"/>
      <style:text-properties officeooo:rsid="002173b2" officeooo:paragraph-rsid="002173b2"/>
    </style:style>
    <style:style style:name="P51" style:family="paragraph" style:parent-style-name="Heading_20_1">
      <style:text-properties officeooo:rsid="002173b2" officeooo:paragraph-rsid="002173b2"/>
    </style:style>
    <style:style style:name="P52" style:family="paragraph" style:parent-style-name="Subhead">
      <style:text-properties officeooo:rsid="002173b2" officeooo:paragraph-rsid="002173b2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2173b2" style:font-size-asian="14pt" style:font-size-complex="14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2173b2" style:font-size-asian="14pt" style:font-size-complex="14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2173b2" officeooo:paragraph-rsid="002173b2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2173b2" style:font-size-asian="14pt" style:font-size-complex="14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2173b2" officeooo:paragraph-rsid="002173b2" style:font-size-asian="14pt" style:font-size-complex="14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14c6" officeooo:paragraph-rsid="002173b2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2173b2" officeooo:paragraph-rsid="002173b2" style:font-size-asian="14pt" style:font-size-complex="14pt"/>
    </style:style>
    <style:style style:name="P60" style:family="paragraph" style:parent-style-name="Default_20_Text">
      <style:text-properties officeooo:paragraph-rsid="00285703"/>
    </style:style>
    <style:style style:name="P61" style:family="paragraph" style:parent-style-name="CODE">
      <style:text-properties style:font-name="Liberation Mono" fo:font-size="11pt" style:font-size-asian="11pt" style:font-size-complex="11pt"/>
    </style:style>
    <style:style style:name="P62" style:family="paragraph" style:parent-style-name="CODE">
      <style:text-properties style:font-name="Liberation Mono" fo:font-size="11pt" officeooo:paragraph-rsid="00353072" style:font-size-asian="11pt" style:font-size-complex="11pt"/>
    </style:style>
    <style:style style:name="P6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4" style:family="paragraph" style:parent-style-name="Contents_20_Heading">
      <style:text-properties fo:font-size="24pt" officeooo:rsid="0039e575" officeooo:paragraph-rsid="0039e575" style:font-size-asian="24pt" style:font-size-complex="24pt"/>
    </style:style>
    <style:style style:name="P65" style:family="paragraph" style:parent-style-name="Default_20_Text">
      <style:paragraph-properties fo:margin-left="0in" fo:margin-right="0in" fo:line-height="150%" fo:text-indent="0in" style:auto-text-indent="false"/>
    </style:style>
    <style:style style:name="P66" style:family="paragraph" style:parent-style-name="Default_20_Text">
      <style:paragraph-properties fo:margin-left="0in" fo:margin-right="0in" fo:line-height="150%" fo:text-indent="0in" style:auto-text-indent="false"/>
      <style:text-properties officeooo:paragraph-rsid="003645a4"/>
    </style:style>
    <style:style style:name="P67" style:family="paragraph" style:parent-style-name="Default_20_Text">
      <style:paragraph-properties fo:margin-left="0in" fo:margin-right="0in" fo:line-height="150%" fo:text-indent="0in" style:auto-text-indent="false"/>
      <style:text-properties officeooo:rsid="003645a4" officeooo:paragraph-rsid="003645a4"/>
    </style:style>
    <style:style style:name="P68" style:family="paragraph" style:parent-style-name="Heading_20_1">
      <style:text-properties officeooo:paragraph-rsid="00353072"/>
    </style:style>
    <style:style style:name="P69" style:family="paragraph" style:parent-style-name="Heading_20_1">
      <style:paragraph-properties fo:break-before="page"/>
      <style:text-properties officeooo:paragraph-rsid="00353072"/>
    </style:style>
    <style:style style:name="P70" style:family="paragraph" style:parent-style-name="Subhead">
      <style:text-properties officeooo:paragraph-rsid="001fefa0"/>
    </style:style>
    <style:style style:name="P71" style:family="paragraph" style:parent-style-name="Subhead">
      <style:text-properties officeooo:rsid="00353072" officeooo:paragraph-rsid="00353072"/>
    </style:style>
    <style:style style:name="P72" style:family="paragraph" style:parent-style-name="Heading_20_1">
      <style:text-properties fo:font-size="20pt" officeooo:rsid="002bcc4c" officeooo:paragraph-rsid="002bcc4c" style:font-size-asian="20pt" style:font-size-complex="20pt"/>
    </style:style>
    <style:style style:name="P73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/>
      <style:text-properties style:font-name="Liberation Serif" fo:font-size="14pt" officeooo:paragraph-rsid="00353072" style:font-size-asian="14pt" style:font-size-complex="14pt"/>
    </style:style>
    <style:style style:name="P74" style:family="paragraph" style:parent-style-name="Text_20_body" style:list-style-name="L1">
      <loext:graphic-properties draw:fill="none"/>
      <style:paragraph-properties fo:margin-left="0.25in" fo:margin-right="0in" fo:margin-top="0in" fo:margin-bottom="0.0972in" style:contextual-spacing="false" fo:line-height="150%" fo:text-align="justify" style:justify-single-word="false" fo:text-indent="0in" style:auto-text-indent="false" fo:background-color="transparent"/>
      <style:text-properties style:font-name="Liberation Serif" fo:font-size="14pt" officeooo:paragraph-rsid="001e44ec" style:font-size-asian="14pt" style:font-size-complex="14pt"/>
    </style:style>
    <style:style style:name="P75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/>
      <style:text-properties style:font-name="Liberation Serif" fo:font-size="14pt" officeooo:paragraph-rsid="001e44ec" style:font-size-asian="14pt" style:font-size-complex="14pt"/>
    </style:style>
    <style:style style:name="P76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/>
      <style:text-properties style:font-name="Liberation Serif" fo:font-size="16pt" fo:font-weight="bold" officeooo:paragraph-rsid="001e44ec" style:font-size-asian="16pt" style:font-weight-asian="bold" style:font-size-complex="16pt" style:font-weight-complex="bold"/>
    </style:style>
    <style:style style:name="P77" style:family="paragraph" style:parent-style-name="Text_20_body" style:list-style-name="L1" style:master-page-name="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style:page-number="auto" fo:background-color="transparent"/>
      <style:text-properties fo:font-size="14pt" officeooo:paragraph-rsid="00353072" style:font-size-asian="14pt" style:font-size-complex="14pt"/>
    </style:style>
    <style:style style:name="P78" style:family="paragraph" style:parent-style-name="Text_20_body" style:list-style-name="L1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fo:background-color="transparent"/>
      <style:text-properties fo:font-size="14pt" officeooo:paragraph-rsid="00353072" style:font-size-asian="14pt" style:font-size-complex="14pt"/>
    </style:style>
    <style:style style:name="P79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fo:background-color="transparent"/>
      <style:text-properties fo:font-size="14pt" officeooo:paragraph-rsid="00353072" style:font-size-asian="14pt" style:font-size-complex="14pt"/>
    </style:style>
    <style:style style:name="P80" style:family="paragraph" style:parent-style-name="Text_20_body" style:list-style-name="L1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fo:background-color="transparent"/>
      <style:text-properties fo:font-size="14pt" style:font-size-asian="14pt" style:font-size-complex="14pt"/>
    </style:style>
    <style:style style:name="P81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fo:background-color="transparent"/>
    </style:style>
    <style:style style:name="T1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2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3" style:family="text">
      <style:text-properties style:font-name="Times New Roman" fo:font-size="14pt" fo:language="ru" fo:country="RU" fo:font-style="italic" officeooo:rsid="00ce329c" style:font-name-asian="Times New Roman1" style:font-size-asian="14pt" style:font-style-asian="italic" style:font-name-complex="Times New Roman1"/>
    </style:style>
    <style:style style:name="T4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ce329c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9" style:family="text">
      <style:text-properties style:font-name="Times New Roman" fo:font-size="12pt" style:font-name-asian="Times New Roman1" style:font-size-asian="12pt" style:font-name-complex="Times New Roman1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353072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fo:language="ru" fo:country="RU" fo:font-weight="bold" officeooo:rsid="001ab047" style:font-name-asian="Times New Roman1" style:language-asian="ru" style:country-asian="RU" style:font-weight-asian="bold" style:font-name-complex="Times New Roman1" style:font-weight-complex="bold"/>
    </style:style>
    <style:style style:name="T14" style:family="text">
      <style:text-properties fo:color="#000000" loext:opacity="100%" fo:language="ru" fo:country="RU" fo:font-weight="bold" officeooo:rsid="00760472" style:font-name-asian="Times New Roman1" style:language-asian="ru" style:country-asian="RU" style:font-weight-asian="bold" style:font-name-complex="Times New Roman1" style:font-weight-complex="bold"/>
    </style:style>
    <style:style style:name="T15" style:family="text">
      <style:text-properties fo:color="#000000" loext:opacity="100%" fo:language="ru" fo:country="RU" fo:font-weight="bold" officeooo:rsid="00353072" style:font-name-asian="Times New Roman1" style:language-asian="ru" style:country-asian="RU" style:font-weight-asian="bold" style:font-name-complex="Times New Roman1" style:font-weight-complex="bold"/>
    </style:style>
    <style:style style:name="T16" style:family="text">
      <style:text-properties fo:color="#000000" loext:opacity="100%" fo:language="ru" fo:country="RU" fo:font-weight="bold" officeooo:rsid="0078206b" style:font-name-asian="Times New Roman1" style:language-asian="ru" style:country-asian="RU" style:font-weight-asian="bold" style:font-name-complex="Times New Roman1"/>
    </style:style>
    <style:style style:name="T17" style:family="text">
      <style:text-properties fo:color="#000000" loext:opacity="100%" fo:language="ru" fo:country="RU" fo:font-weight="bold" officeooo:rsid="001ab047" style:font-name-asian="Times New Roman1" style:language-asian="ru" style:country-asian="RU" style:font-weight-asian="bold" style:font-name-complex="Times New Roman1"/>
    </style:style>
    <style:style style:name="T18" style:family="text">
      <style:text-properties fo:color="#000000" loext:opacity="100%" fo:language="ru" fo:country="RU" fo:font-weight="normal" officeooo:rsid="001ab047" style:font-name-asian="Times New Roman1" style:language-asian="ru" style:country-asian="RU" style:font-weight-asian="normal" style:font-name-complex="Times New Roman1" style:font-weight-complex="normal"/>
    </style:style>
    <style:style style:name="T19" style:family="text">
      <style:text-properties fo:color="#000000" loext:opacity="100%" fo:language="ru" fo:country="RU" fo:font-weight="normal" officeooo:rsid="00755f1a" style:font-name-asian="Times New Roman1" style:language-asian="ru" style:country-asian="RU" style:font-weight-asian="normal" style:font-name-complex="Times New Roman1" style:font-weight-complex="normal"/>
    </style:style>
    <style:style style:name="T20" style:family="text">
      <style:text-properties fo:color="#000000" loext:opacity="100%" fo:language="ru" fo:country="RU" fo:font-weight="normal" officeooo:rsid="00760472" style:font-name-asian="Times New Roman1" style:language-asian="ru" style:country-asian="RU" style:font-weight-asian="normal" style:font-name-complex="Times New Roman1" style:font-weight-complex="normal"/>
    </style:style>
    <style:style style:name="T21" style:family="text">
      <style:text-properties fo:color="#000000" loext:opacity="100%" fo:language="ru" fo:country="RU" fo:font-weight="normal" officeooo:rsid="00ce329c" style:font-name-asian="Times New Roman1" style:language-asian="ru" style:country-asian="RU" style:font-weight-asian="normal" style:font-name-complex="Times New Roman1" style:font-weight-complex="normal"/>
    </style:style>
    <style:style style:name="T22" style:family="text">
      <style:text-properties fo:color="#000000" loext:opacity="100%" fo:language="ru" fo:country="RU" fo:font-weight="normal" officeooo:rsid="00353072" style:font-name-asian="Times New Roman1" style:language-asian="ru" style:country-asian="RU" style:font-weight-asian="normal" style:font-name-complex="Times New Roman1" style:font-weight-complex="normal"/>
    </style:style>
    <style:style style:name="T23" style:family="text">
      <style:text-properties fo:color="#000000" loext:opacity="100%" fo:language="ru" fo:country="RU" fo:font-weight="normal" officeooo:rsid="003645a4" style:font-name-asian="Times New Roman1" style:language-asian="ru" style:country-asian="RU" style:font-weight-asian="normal" style:font-name-complex="Times New Roman1" style:font-weight-complex="normal"/>
    </style:style>
    <style:style style:name="T24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25" style:family="text">
      <style:text-properties fo:color="#000000" loext:opacity="100%" fo:language="ru" fo:country="RU" officeooo:rsid="003c4add" style:font-name-asian="Times New Roman1" style:language-asian="ru" style:country-asian="RU" style:font-name-complex="Times New Roman1"/>
    </style:style>
    <style:style style:name="T26" style:family="text">
      <style:text-properties fo:color="#000000" loext:opacity="100%" fo:language="ru" fo:country="RU" officeooo:rsid="0080dbc3" style:font-name-asian="Times New Roman1" style:language-asian="ru" style:country-asian="RU" style:font-name-complex="Times New Roman1"/>
    </style:style>
    <style:style style:name="T27" style:family="text">
      <style:text-properties fo:color="#000000" loext:opacity="100%" fo:language="ru" fo:country="RU" officeooo:rsid="00353072" style:font-name-asian="Times New Roman1" style:language-asian="ru" style:country-asian="RU" style:font-name-complex="Times New Roman1"/>
    </style:style>
    <style:style style:name="T28" style:family="text">
      <style:text-properties fo:color="#000000" loext:opacity="100%" fo:language="ru" fo:country="RU" fo:font-style="italic" officeooo:rsid="00ce329c" style:font-name-asian="Times New Roman1" style:language-asian="ru" style:country-asian="RU" style:font-style-asian="italic" style:font-name-complex="Times New Roman1" style:font-style-complex="italic"/>
    </style:style>
    <style:style style:name="T29" style:family="text">
      <style:text-properties fo:color="#000000" loext:opacity="100%" fo:language="ru" fo:country="RU" fo:font-style="italic" officeooo:rsid="00353072" style:font-name-asian="Times New Roman1" style:language-asian="ru" style:country-asian="RU" style:font-style-asian="italic" style:font-name-complex="Times New Roman1" style:font-style-complex="italic"/>
    </style:style>
    <style:style style:name="T30" style:family="text">
      <style:text-properties fo:color="#000000" loext:opacity="100%" fo:font-size="14pt" fo:language="ru" fo:country="RU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fo:color="#000000" loext:opacity="100%" fo:font-size="14pt" fo:language="ru" fo:country="RU" fo:font-style="normal" fo:font-weight="normal" officeooo:rsid="006d2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color="#000000" loext:opacity="100%" fo:font-size="14pt" fo:language="ru" fo:country="RU" fo:font-style="normal" fo:font-weight="normal" officeooo:rsid="00285703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loext:opacity="100%" fo:font-size="14pt" fo:language="ru" fo:country="RU" fo:font-style="normal" fo:font-weight="normal" officeooo:rsid="003645a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4" style:family="text">
      <style:text-properties fo:color="#000000" loext:opacity="100%" fo:font-size="14pt" fo:language="ru" fo:country="RU" fo:font-style="normal" fo:font-weight="normal" officeooo:rsid="003788e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color="#000000" loext:opacity="100%" fo:font-size="14pt" fo:language="ru" fo:country="RU" fo:font-style="normal" fo:font-weight="normal" officeooo:rsid="0039c40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fo:color="#000000" loext:opacity="100%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37" style:family="text">
      <style:text-properties fo:color="#000000" loext:opacity="100%" fo:font-size="16pt" fo:language="ru" fo:country="RU" fo:font-weight="bold" officeooo: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T38" style:family="text">
      <style:text-properties fo:color="#000000" loext:opacity="100%" fo:font-size="16pt" fo:language="ru" fo:country="RU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T39" style:family="text">
      <style:text-properties fo:color="#000000" loext:opacity="100%" fo:font-size="16pt" fo:language="ru" fo:country="RU" fo:font-style="normal" fo:font-weight="bold" officeooo:rsid="0080dbc3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T40" style:family="text">
      <style:text-properties fo:color="#000000" loext:opacity="100%" fo:font-size="16pt" fo:language="ru" fo:country="RU" fo:font-style="normal" fo:font-weight="bold" officeooo:rsid="001fefa0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748144" style:font-weight-asian="bold" style:font-weight-complex="bold"/>
    </style:style>
    <style:style style:name="T43" style:family="text">
      <style:text-properties officeooo:rsid="002173b2"/>
    </style:style>
    <style:style style:name="T44" style:family="text">
      <style:text-properties fo:language="ru" fo:country="RU" officeooo:rsid="0087637f" style:font-name-asian="Times New Roman1" style:language-asian="ru" style:country-asian="RU" style:font-name-complex="Times New Roman1"/>
    </style:style>
    <style:style style:name="T45" style:family="text">
      <style:text-properties fo:language="ru" fo:country="RU" officeooo:rsid="0087637f" style:font-name-asian="Times New Roman1" style:language-asian="ru" style:country-asian="RU" style:font-weight-asian="normal" style:font-name-complex="Times New Roman1" style:font-weight-complex="normal"/>
    </style:style>
    <style:style style:name="T46" style:family="text">
      <style:text-properties fo:language="ru" fo:country="RU" officeooo:rsid="00884caf" style:font-name-asian="Times New Roman1" style:language-asian="ru" style:country-asian="RU" style:font-weight-asian="normal" style:font-name-complex="Times New Roman1" style:font-weight-complex="normal"/>
    </style:style>
    <style:style style:name="T47" style:family="text">
      <style:text-properties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48" style:family="text">
      <style:text-properties fo:language="ru" fo:country="RU" fo:font-weight="normal" officeooo:rsid="002173b2" style:font-name-asian="Times New Roman1" style:language-asian="ru" style:country-asian="RU" style:font-weight-asian="normal" style:font-name-complex="Times New Roman1" style:font-weight-complex="normal"/>
    </style:style>
    <style:style style:name="T49" style:family="text">
      <style:text-properties fo:language="ru" fo:country="RU" fo:font-weight="normal" officeooo:rsid="00884caf" style:font-name-asian="Times New Roman1" style:language-asian="ru" style:country-asian="RU" style:font-weight-asian="normal" style:font-name-complex="Times New Roman1" style:font-weight-complex="normal"/>
    </style:style>
    <style:style style:name="T50" style:family="text">
      <style:text-properties fo:language="ru" fo:country="RU" fo:font-weight="normal" officeooo:rsid="0087637f" style:font-name-asian="Times New Roman1" style:language-asian="ru" style:country-asian="RU" style:font-weight-asian="normal" style:font-name-complex="Times New Roman1" style:font-weight-complex="normal"/>
    </style:style>
    <style:style style:name="T51" style:family="text">
      <style:text-properties officeooo:rsid="0090917c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officeooo:rsid="00344e5a"/>
    </style:style>
    <style:style style:name="T54" style:family="text">
      <style:text-properties officeooo:rsid="00353072"/>
    </style:style>
    <style:style style:name="T55" style:family="text">
      <style:text-properties officeooo:rsid="001fefa0"/>
    </style:style>
    <style:style style:name="T56" style:family="text">
      <style:text-properties officeooo:rsid="003645a4"/>
    </style:style>
    <style:style style:name="T57" style:family="text">
      <style:text-properties style:font-name="monospace"/>
    </style:style>
    <style:style style:name="T58" style:family="text">
      <style:text-properties officeooo:rsid="0039c409"/>
    </style:style>
    <style:style style:name="T59" style:family="text">
      <style:text-properties officeooo:rsid="003d43d4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7"/>
      <text:p text:style-name="P8"/>
      <text:p text:style-name="P6"><text:span text:style-name="T8">ФАКУЛЬТЕТ <text:tab/></text:span><text:span text:style-name="T9">Информатика и системы управления</text:span></text:p>
      <text:p text:style-name="P13"/>
      <text:p text:style-name="P13">КАФЕДРА <text:tab/><text:tab/>Программное обеспечение ЭВМ и информационные технологии</text:p>
      <text:p text:style-name="P14"/>
      <text:p text:style-name="P9"/>
      <text:p text:style-name="P9"/>
      <text:p text:style-name="P5"><text:span text:style-name="T10">Отчет по </text:span><text:span text:style-name="T11">лабораторной работе №</text:span><text:span text:style-name="T12">3</text:span><text:span text:style-name="T11"> </text:span></text:p>
      <text:p text:style-name="P19">«ОБРАБОТКА <text:span text:style-name="T54">РАЗРЕЖЕННЫХ МАТРИЦ</text:span>»</text:p>
      <text:p text:style-name="P9"/>
      <text:p text:style-name="P9"/>
      <text:p text:style-name="P6"><text:span text:style-name="T5">Студент<text:tab/><text:tab/><text:tab/></text:span><text:span text:style-name="T6">Равашдех Фадей Хешамович</text:span></text:p>
      <text:p text:style-name="P11"/>
      <text:p text:style-name="P6"><text:span text:style-name="T5">Группа<text:tab/><text:tab/><text:tab/>ИУ7 – </text:span><text:span text:style-name="T7">3</text:span><text:span text:style-name="T6">5</text:span><text:span text:style-name="T5">Б </text:span></text:p>
      <text:p text:style-name="P9"/>
      <text:p text:style-name="P12">Преподаватель<text:tab/><text:tab/><text:span text:style-name="T53">Никульшина Т. А.</text:span></text:p>
      <text:p text:style-name="P10"/>
      <text:p text:style-name="P10"/>
      <text:p text:style-name="P10"/>
      <text:p text:style-name="P10"/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pan text:style-name="T1">20</text:span><text:span text:style-name="T2">2</text:span><text:span text:style-name="T3">3</text:span><text:span text:style-name="T1"> <text:s text:c="4"/></text:span><text:span text:style-name="T4">г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4"><text:soft-page-break/>Содержание</text:p>
          </text:index-title>
          <text:p text:style-name="P63"><text:a xlink:type="simple" xlink:href="#__RefHeading___Toc1493_1224043242" text:style-name="Index_20_Link" text:visited-style-name="Index_20_Link"><text:span text:style-name="T52">Описание условия задачи<text:tab/>3</text:span></text:a></text:p>
          <text:p text:style-name="P63"><text:a xlink:type="simple" xlink:href="#__RefHeading___Toc11292_1808502978" text:style-name="Index_20_Link" text:visited-style-name="Index_20_Link"><text:span text:style-name="T52">Описание технического задания<text:tab/>3</text:span></text:a></text:p>
          <text:p text:style-name="P63"><text:a xlink:type="simple" xlink:href="#__RefHeading___Toc11294_1808502978" text:style-name="Index_20_Link" text:visited-style-name="Index_20_Link"><text:span text:style-name="T52">Описание структур данных<text:tab/>5</text:span></text:a></text:p>
          <text:p text:style-name="P63"><text:a xlink:type="simple" xlink:href="#__RefHeading___Toc11296_1808502978" text:style-name="Index_20_Link" text:visited-style-name="Index_20_Link"><text:span text:style-name="T52">Описание функций<text:tab/>6</text:span></text:a></text:p>
          <text:p text:style-name="P63"><text:a xlink:type="simple" xlink:href="#__RefHeading___Toc11298_1808502978" text:style-name="Index_20_Link" text:visited-style-name="Index_20_Link"><text:span text:style-name="T52">Описанние алгоритма<text:tab/>11</text:span></text:a></text:p>
          <text:p text:style-name="P63"><text:a xlink:type="simple" xlink:href="#__RefHeading___Toc11300_1808502978" text:style-name="Index_20_Link" text:visited-style-name="Index_20_Link"><text:span text:style-name="T52">Набор тестов<text:tab/>12</text:span></text:a></text:p>
          <text:p text:style-name="P63"><text:a xlink:type="simple" xlink:href="#__RefHeading___Toc11302_1808502978" text:style-name="Index_20_Link" text:visited-style-name="Index_20_Link"><text:span text:style-name="T52">Оценка эффективности<text:tab/>13</text:span></text:a></text:p>
          <text:p text:style-name="P63"><text:a xlink:type="simple" xlink:href="#__RefHeading___Toc1426_3587368743" text:style-name="Index_20_Link" text:visited-style-name="Index_20_Link"><text:span text:style-name="T52">Ответы на контрольные вопросы<text:tab/>15</text:span></text:a></text:p>
          <text:p text:style-name="P63"><text:a xlink:type="simple" xlink:href="#__RefHeading___Toc11304_1808502978" text:style-name="Index_20_Link" text:visited-style-name="Index_20_Link"><text:span text:style-name="T52">Вывод<text:tab/>16</text:span></text:a></text:p>
        </text:index-body>
      </text:table-of-content>
      <text:h text:style-name="P72" text:outline-level="1"/>
      <text:h text:style-name="P29" text:outline-level="1"><text:bookmark-start text:name="__RefHeading___Toc1493_1224043242"/>Описание условия задачи<text:bookmark-end text:name="__RefHeading___Toc1493_1224043242"/></text:h>
      <text:p text:style-name="P3">Разработать программу сложения разреженных матриц. Предусмотреть возможность ввода данных, как с клавиатуры, так и использования заранее подготовленных данных. Разреженные матрицы хранятся и выводятся в форме трех объектов. Для небольших матриц можно дополнительно вывести матрицу в виде матрицы. Величина матриц - любая. Сравнить эффективность (по памяти и по времени выполнения) стандартных алгоритмов обработки матриц с алгоритмами обработки разреженных матриц при различной степени разреженности матриц и различной размерности матриц. </text:p>
      <text:h text:style-name="P68" text:outline-level="1"><text:bookmark-start text:name="__RefHeading___Toc11292_1808502978"/>Описание технического задания<text:bookmark-end text:name="__RefHeading___Toc11292_1808502978"/></text:h>
      <text:p text:style-name="P38">Входные данные:</text:p>
      <text:list text:style-name="L1">
        <text:list-header>
          <text:p text:style-name="P73"><text:span text:style-name="T42">Файл с данными</text:span><text:span text:style-name="T41">:</text:span> <text:span text:style-name="T54">в файле содержится матрица в координатном виде: в первой строке записан разме матрицы и количество ненулевых элементов. На последующих строках записаны индексы элемента и его значения.</text:span></text:p>
          <text:p text:style-name="P74"><text:span text:style-name="T13">Целое число:</text:span><text:span text:style-name="T18"> </text:span><text:span text:style-name="T19">задаёт </text:span><text:span text:style-name="T20">пункт меню.</text:span></text:p>
          <text:p text:style-name="P75"><text:span text:style-name="T15">Ч</text:span><text:span text:style-name="T14">исловые данные:</text:span><text:span text:style-name="T20"> </text:span><text:span text:style-name="T23">в</text:span><text:span text:style-name="T22">вод матриц </text:span><text:span text:style-name="T23">в координатном виде</text:span><text:span text:style-name="T21">.</text:span></text:p>
          <text:p text:style-name="P76">Выходные данные:</text:p>
        </text:list-header>
      </text:list>
      <text:p text:style-name="P2"><text:span text:style-name="T54">Матрица (в обычном и координатном формате),</text:span> <text:span text:style-name="T54">результат сложения матриц</text:span>, сравнение эффективности <text:span text:style-name="T54">алгоритмов</text:span>.</text:p>
      <text:p text:style-name="P4"><text:span text:style-name="T16">Функции меню</text:span><text:span text:style-name="T17"> программы:</text:span></text:p>
      <text:list text:continue-numbering="true" text:style-name="L1">
        <text:list-item>
          <text:p text:style-name="P77">Информация о программе</text:p>
        </text:list-item>
        <text:list-item>
          <text:p text:style-name="P80">Ввести первую матрицу</text:p>
        </text:list-item>
        <text:list-item>
          <text:p text:style-name="P80">Ввести <text:span text:style-name="T54">вторую</text:span> матрицу</text:p>
        </text:list-item>
        <text:list-item>
          <text:p text:style-name="P80"><text:soft-page-break/>В<text:span text:style-name="T54">ы</text:span>вести первую матрицу</text:p>
        </text:list-item>
        <text:list-item>
          <text:p text:style-name="P80">В<text:span text:style-name="T54">ы</text:span>вести <text:span text:style-name="T54">вторую</text:span> матрицу</text:p>
        </text:list-item>
        <text:list-item>
          <text:p text:style-name="P80">Вывести результат сложения двух матриц стандартным алгоритмом</text:p>
        </text:list-item>
        <text:list-item>
          <text:p text:style-name="P80">Вывести результат сложения двух матриц алгоритмом для разреженных матриц</text:p>
        </text:list-item>
        <text:list-item>
          <text:p text:style-name="P78">Вывести результаты сравнения сложений матриц в стандартном виде и в виде разреженной матрицы</text:p>
        </text:list-item>
        <text:list-item>
          <text:p text:style-name="P80">Выйти</text:p>
          <text:p text:style-name="P81"><text:span text:style-name="T36">Обращение к программе:</text:span><text:span text:style-name="T37"> </text:span></text:p>
          <text:p text:style-name="P79"><text:span text:style-name="T24">Запускается через терминал:</text:span><text:span text:style-name="T25"> </text:span></text:p>
          <text:p text:style-name="P79"><text:span text:style-name="T25">./</text:span><text:span text:style-name="T26">app.exe </text:span><text:span text:style-name="T27">[</text:span><text:span text:style-name="T28">имя_файла_с_</text:span><text:span text:style-name="T29">матрицей] [</text:span><text:span text:style-name="T28">имя_файла_с_</text:span><text:span text:style-name="T29">матрицей]</text:span></text:p>
        </text:list-item>
      </text:list>
      <text:p text:style-name="Text_20_body"><text:span text:style-name="T39">А</text:span><text:span text:style-name="T38">варийные ситуации</text:span><text:span text:style-name="T40">:</text:span></text:p>
      <text:p text:style-name="P31">Неверные аргументы командной строки.</text:p>
      <text:p text:style-name="P31">Файл не найден или программа не имеет прав на чтение.</text:p>
      <text:p text:style-name="P34">Некорректный ввод данных из файла.</text:p>
      <text:p text:style-name="P34">Некорректное количество непустых элементов матрицы.</text:p>
      <text:p text:style-name="P34">Некорректный размер матриц.</text:p>
      <text:p text:style-name="P34">Ошибка выделения памяти.</text:p>
      <text:p text:style-name="P31">Действие с введенным пунктом отсутствует.</text:p>
      <text:p text:style-name="P31">Введен символ окончания ввода EOF. Завершение программы.</text:p>
      <text:p text:style-name="P31">Некорректный ввод. Количество введенных символов равно нулю или превысило ожидаемое.</text:p>
      <text:p text:style-name="P31">Матрица не прошла проверку на корректность.</text:p>
      <text:h text:style-name="P29" text:outline-level="1"><text:bookmark-start text:name="__RefHeading___Toc11294_1808502978"/>Описание структур данных<text:bookmark-end text:name="__RefHeading___Toc11294_1808502978"/></text:h>
      <text:h text:style-name="Heading_20_1" text:outline-level="1"/>
      <text:p text:style-name="P61">// Структура стандартной матрицы</text:p>
      <text:p text:style-name="P61">typedef struct</text:p>
      <text:p text:style-name="P61">{</text:p>
      <text:p text:style-name="P61"><text:s text:c="4"/>int **matrix; <text:s text:c="2"/>// Указатель на массив указателей на строки матрицы</text:p>
      <text:p text:style-name="P61"><text:s text:c="4"/>size_t n, m; <text:s text:c="3"/>// Количество строк и столбцов соответственно</text:p>
      <text:p text:style-name="P61">} matrix_t;</text:p>
      <text:p text:style-name="P61"/>
      <text:p text:style-name="P61">// Структура разреженной матрицы</text:p>
      <text:p text:style-name="P61">typedef struct</text:p>
      <text:p text:style-name="P61">{</text:p>
      <text:p text:style-name="P61"><text:s text:c="4"/>int *a; <text:s text:c="4"/>// Вектор A ненулевых элементов</text:p>
      <text:p text:style-name="P61"><text:s text:c="4"/>size_t *ia; // Вектор IA номеров элементов с которых начинается описание i-й строки </text:p>
      <text:p text:style-name="P61"><text:s text:c="4"/>size_t *ja; // Вектор JA номеров столбцов элементов вектора A</text:p>
      <text:p text:style-name="P61"><text:s text:c="4"/>size_t n, m;// Количество строк и столбцов соответственно</text:p>
      <text:p text:style-name="P61"><text:s text:c="4"/>size_t k; <text:s text:c="2"/>// Количество ненулевых элементов </text:p>
      <text:p text:style-name="P62">} sparse_matrix_t;</text:p>
      <text:h text:style-name="P69" text:outline-level="1"><text:bookmark-start text:name="__RefHeading___Toc11296_1808502978"/>Описание функций<text:bookmark-end text:name="__RefHeading___Toc11296_1808502978"/></text:h>
      <text:p text:style-name="Subhead">Функции главного файла программы:</text:p>
      <text:p text:style-name="P20">/**</text:p>
      <text:p text:style-name="P20"><text:s/>* @brief Контроллер аргументов программы</text:p>
      <text:p text:style-name="P20"><text:s/>* </text:p>
      <text:p text:style-name="P20"><text:s/>* @param argc количество аргументов</text:p>
      <text:p text:style-name="P20"><text:s/>* @param argv аргументы</text:p>
      <text:p text:style-name="P20"><text:s/>* @param matrix1 первая матрица</text:p>
      <text:p text:style-name="P20"><text:s/>* @param matrix2 вторая матрица</text:p>
      <text:p text:style-name="P20"><text:s/>*/</text:p>
      <text:p text:style-name="P20">void arg_controller(int argc, char **argv, matrix_t *matrix1, matrix_t *matrix2, sparse_matrix_t *sparse_matrix1, sparse_matrix_t *sparse_matrix2);</text:p>
      <text:p text:style-name="P20"/>
      <text:p text:style-name="P20">/**</text:p>
      <text:p text:style-name="P20"><text:s/>* @brief Контроллер</text:p>
      <text:p text:style-name="P20"><text:s/>* </text:p>
      <text:p text:style-name="P20"><text:s/>* @param option выбранный пользователем пункт меню</text:p>
      <text:p text:style-name="P20"><text:s/>* @param filename имя файла</text:p>
      <text:p text:style-name="P20"><text:s/>* @param table таблица</text:p>
      <text:p text:style-name="P20"><text:s/>* @param key_table таблица ключей</text:p>
      <text:p text:style-name="P20"><text:s/>* @return int код возврата</text:p>
      <text:p text:style-name="P20"><text:s/>*/</text:p>
      <text:p text:style-name="P20">int controller(int option, matrix_t *matrix1, matrix_t *matrix2, </text:p>
      <text:p text:style-name="P20">sparse_matrix_t *sparse_matrix1, sparse_matrix_t *sparse_matrix2);</text:p>
      <text:p text:style-name="P20"/>
      <text:p text:style-name="Subhead">Функции модуля ввода/вывода:</text:p>
      <text:p text:style-name="P20">/**</text:p>
      <text:p text:style-name="P20"><text:s/>* @brief Чтение матрицы из файла</text:p>
      <text:p text:style-name="P20"><text:s/>* </text:p>
      <text:p text:style-name="P20"><text:s/>* @param filename имя файла</text:p>
      <text:p text:style-name="P20"><text:s/>* @param matrix матрица</text:p>
      <text:p text:style-name="P20"><text:s/>* @return int код возврата</text:p>
      <text:p text:style-name="P20"><text:s/>*/</text:p>
      <text:p text:style-name="P20">int read_matrix(char *filename, matrix_t *matrix); </text:p>
      <text:p text:style-name="P20"/>
      <text:p text:style-name="P20">/**</text:p>
      <text:p text:style-name="P20"><text:s/>* @brief Ввод матрицы</text:p>
      <text:p text:style-name="P20"><text:s/>* </text:p>
      <text:p text:style-name="P20"><text:s/>* @param matrix матрица</text:p>
      <text:p text:style-name="P20"><text:s/>* @return int код возврата</text:p>
      <text:p text:style-name="P20"><text:s/>*/</text:p>
      <text:p text:style-name="P20">int input_matrix(matrix_t *matrix);</text:p>
      <text:p text:style-name="P20"/>
      <text:p text:style-name="P20">/**</text:p>
      <text:p text:style-name="P20"><text:s/>* @brief Вывод матрицу в виде таблицы </text:p>
      <text:p text:style-name="P20"><text:soft-page-break/><text:s/>* </text:p>
      <text:p text:style-name="P20"><text:s/>* @param matrix матрица</text:p>
      <text:p text:style-name="P20"><text:s/>*/</text:p>
      <text:p text:style-name="P20">void print_matrix_as_table(matrix_t matrix);</text:p>
      <text:p text:style-name="P20"/>
      <text:p text:style-name="P20">/**</text:p>
      <text:p text:style-name="P20"><text:s/>* @brief Контроллер вывода матрицы</text:p>
      <text:p text:style-name="P20"><text:s/>* </text:p>
      <text:p text:style-name="P20"><text:s/>* @param matrix матрица</text:p>
      <text:p text:style-name="P20"><text:s/>*/</text:p>
      <text:p text:style-name="P20">void print_matrix(matrix_t matrix);</text:p>
      <text:p text:style-name="P20"/>
      <text:p text:style-name="P20">/**</text:p>
      <text:p text:style-name="P20"><text:s/>* @brief Вывод меню программы</text:p>
      <text:p text:style-name="P20"><text:s/>* </text:p>
      <text:p text:style-name="P20"><text:s/>*/</text:p>
      <text:p text:style-name="P20">void print_menu(void);</text:p>
      <text:p text:style-name="P20"/>
      <text:p text:style-name="P20">/**</text:p>
      <text:p text:style-name="P20"><text:s/>* @brief Вывод информации о программе</text:p>
      <text:p text:style-name="P20"><text:s/>* </text:p>
      <text:p text:style-name="P20"><text:s/>*/</text:p>
      <text:p text:style-name="P20">void print_info(void);</text:p>
      <text:p text:style-name="P20"/>
      <text:p text:style-name="P20">/**</text:p>
      <text:p text:style-name="P20"><text:s/>* @brief Чтение строки определенной длины из стандартного потока ввода</text:p>
      <text:p text:style-name="P20"><text:s/>* </text:p>
      <text:p text:style-name="P20"><text:s/>* @param pch указатель на принимаемую строку</text:p>
      <text:p text:style-name="P20"><text:s/>* @param n длина строки</text:p>
      <text:p text:style-name="P20"><text:s/>* @return int код возврата</text:p>
      <text:p text:style-name="P20"><text:s/>*/</text:p>
      <text:p text:style-name="P20">int get_input(char pch[], size_t n);</text:p>
      <text:p text:style-name="P20"/>
      <text:p text:style-name="P20">/**</text:p>
      <text:p text:style-name="P20"><text:s/>* @brief Получение выбранного пользователем пункта</text:p>
      <text:p text:style-name="P20"><text:s/>* </text:p>
      <text:p text:style-name="P20"><text:s/>* @param option выбранный пункт</text:p>
      <text:p text:style-name="P20"><text:s/>* @return int код возврата</text:p>
      <text:p text:style-name="P20"><text:s/>*/</text:p>
      <text:p text:style-name="P20">int get_option(size_t *option);</text:p>
      <text:p text:style-name="P20"/>
      <text:p text:style-name="P20">/**</text:p>
      <text:p text:style-name="P20"><text:s/>* @brief Вывод сообщения, пояснящего ошибку</text:p>
      <text:p text:style-name="P20"><text:s/>* </text:p>
      <text:p text:style-name="P20"><text:s/>* @param rc код возврата</text:p>
      <text:p text:style-name="P20"><text:s/>*/</text:p>
      <text:p text:style-name="P20">void print_error_msg(int rc);</text:p>
      <text:p text:style-name="P20"/>
      <text:p text:style-name="P20">/**</text:p>
      <text:p text:style-name="P20"><text:soft-page-break/><text:s/>* @brief Вывод сообщения, пояснящего ошибку, и возврат того же кода возврата</text:p>
      <text:p text:style-name="P20"><text:s/>* </text:p>
      <text:p text:style-name="P20"><text:s/>* @param rc код возврата</text:p>
      <text:p text:style-name="P20"><text:s/>* @return int код возврата</text:p>
      <text:p text:style-name="P20"><text:s/>*/</text:p>
      <text:p text:style-name="P20">int print_error(int rc);</text:p>
      <text:p text:style-name="P20"/>
      <text:p text:style-name="P70"><text:span text:style-name="T55">Функции модуля для работы с </text:span><text:span text:style-name="T54">матрицами</text:span><text:span text:style-name="T55">:</text:span></text:p>
      <text:p text:style-name="P20">/**</text:p>
      <text:p text:style-name="P20"><text:s/>* @brief Структура стандартной матрицы</text:p>
      <text:p text:style-name="P20"><text:s/>* </text:p>
      <text:p text:style-name="P20"><text:s/>*/</text:p>
      <text:p text:style-name="P20">typedef struct</text:p>
      <text:p text:style-name="P20">{</text:p>
      <text:p text:style-name="P20"><text:s text:c="4"/>int **matrix; <text:s text:c="2"/>// Указатель на массив указателей на строки матрицы</text:p>
      <text:p text:style-name="P20"><text:s text:c="4"/>size_t n, m; <text:s text:c="3"/>// Количество строк и столбцов соответственно</text:p>
      <text:p text:style-name="P20">} matrix_t;</text:p>
      <text:p text:style-name="P20"/>
      <text:p text:style-name="P20">/**</text:p>
      <text:p text:style-name="P20"><text:s/>* @brief Структура разреженной матрицы</text:p>
      <text:p text:style-name="P20"><text:s/>* </text:p>
      <text:p text:style-name="P20"><text:s/>*/</text:p>
      <text:p text:style-name="P20">typedef struct</text:p>
      <text:p text:style-name="P20">{</text:p>
      <text:p text:style-name="P20"><text:s text:c="4"/>int *a; <text:s text:c="4"/>// Вектор A ненулевых элементов</text:p>
      <text:p text:style-name="P20"><text:s text:c="4"/>size_t *ia; // Вектор IA номеров элементов с которых начинается описание i-й строки </text:p>
      <text:p text:style-name="P20"><text:s text:c="4"/>size_t *ja; // Вектор JA номеров столбцов элементов вектора A</text:p>
      <text:p text:style-name="P20"><text:s text:c="4"/>size_t n, m;// Количество строк и столбцов соответственно</text:p>
      <text:p text:style-name="P20"><text:s text:c="4"/>size_t k; <text:s text:c="2"/>// Количество ненулевых элементов </text:p>
      <text:p text:style-name="P20">} sparse_matrix_t;</text:p>
      <text:p text:style-name="P20"/>
      <text:p text:style-name="P20">// Объявления функций</text:p>
      <text:p text:style-name="P20"/>
      <text:p text:style-name="P20">/**</text:p>
      <text:p text:style-name="P20"><text:s/>* @brief Выделение памяти под матрицу</text:p>
      <text:p text:style-name="P20"><text:s/>* </text:p>
      <text:p text:style-name="P20"><text:s/>* @param n количество строк в матрице</text:p>
      <text:p text:style-name="P20"><text:s/>* @param m количество столбцов в матрице</text:p>
      <text:p text:style-name="P20"><text:s/>* @return int** указаетель на массив n указателей на начала строк матрицы</text:p>
      <text:p text:style-name="P20"><text:s/>*/</text:p>
      <text:p text:style-name="P20">int **allocate_matrix(size_t n, size_t m);</text:p>
      <text:p text:style-name="P20"/>
      <text:p text:style-name="P20">/**</text:p>
      <text:p text:style-name="P20"><text:s/>* @brief Является ли разреженная матрица</text:p>
      <text:p text:style-name="P20"><text:s/>* </text:p>
      <text:p text:style-name="P20"><text:soft-page-break/><text:s/>* @param matrix </text:p>
      <text:p text:style-name="P20"><text:s/>* @return int </text:p>
      <text:p text:style-name="P20"><text:s/>*/</text:p>
      <text:p text:style-name="P20">int is_matrix_valid(matrix_t matrix);</text:p>
      <text:p text:style-name="P20"/>
      <text:p text:style-name="P20">/**</text:p>
      <text:p text:style-name="P20"><text:s/>* @brief Освобождение матрицы</text:p>
      <text:p text:style-name="P20"><text:s/>* </text:p>
      <text:p text:style-name="P20"><text:s/>* @param matrix матрица</text:p>
      <text:p text:style-name="P20"><text:s/>*/</text:p>
      <text:p text:style-name="P20">void free_matrix(matrix_t *matrix); </text:p>
      <text:p text:style-name="P20"/>
      <text:p text:style-name="P20">/**</text:p>
      <text:p text:style-name="P20"><text:s/>* @brief </text:p>
      <text:p text:style-name="P20"><text:s/>* </text:p>
      <text:p text:style-name="P20"><text:s/>* @param matrix1 </text:p>
      <text:p text:style-name="P20"><text:s/>* @param matrix2 </text:p>
      <text:p text:style-name="P20"><text:s/>* @param matrix_res </text:p>
      <text:p text:style-name="P20"><text:s/>* @return int </text:p>
      <text:p text:style-name="P20"><text:s/>*/</text:p>
      <text:p text:style-name="P20">int matrix_addition(matrix_t matrix1, matrix_t matrix2, matrix_t *matrix_res);</text:p>
      <text:p text:style-name="P20"/>
      <text:p text:style-name="P20">/**</text:p>
      <text:p text:style-name="P20"><text:s/>* @brief Создание разреженной матрицы</text:p>
      <text:p text:style-name="P20"><text:s/>* </text:p>
      <text:p text:style-name="P20"><text:s/>* @param n количество строк</text:p>
      <text:p text:style-name="P20"><text:s/>* @param m количество стоблцов</text:p>
      <text:p text:style-name="P20"><text:s/>* @return sparse_matrix_t разреженная матрица</text:p>
      <text:p text:style-name="P20"><text:s/>*/</text:p>
      <text:p text:style-name="P20">sparse_matrix_t create_sparse_matrix(size_t n, size_t m);</text:p>
      <text:p text:style-name="P20"/>
      <text:p text:style-name="P20">/**</text:p>
      <text:p text:style-name="P20"><text:s/>* @brief Проверка разреженной матрицы на корректность</text:p>
      <text:p text:style-name="P20"><text:s/>* </text:p>
      <text:p text:style-name="P20"><text:s/>* @param matrix матрица</text:p>
      <text:p text:style-name="P20"><text:s/>* @return int код возврата</text:p>
      <text:p text:style-name="P20"><text:s/>*/</text:p>
      <text:p text:style-name="P20">int is_sparse_matrix_valid(sparse_matrix_t matrix);</text:p>
      <text:p text:style-name="P20"/>
      <text:p text:style-name="P20">/**</text:p>
      <text:p text:style-name="P20"><text:s/>* @brief Проверка матрицы на корректность</text:p>
      <text:p text:style-name="P20"><text:s/>* </text:p>
      <text:p text:style-name="P20"><text:s/>* @param matrix матрица</text:p>
      <text:p text:style-name="P20"><text:s/>* @return int код возврата</text:p>
      <text:p text:style-name="P20"><text:s/>*/</text:p>
      <text:p text:style-name="P20">void free_sparse_matrix(sparse_matrix_t *matrix);</text:p>
      <text:p text:style-name="P20"/>
      <text:p text:style-name="P20">/**</text:p>
      <text:p text:style-name="P20"><text:s/>* @brief Сложение разреженных матриц</text:p>
      <text:p text:style-name="P20"><text:s/>* </text:p>
      <text:p text:style-name="P20"><text:soft-page-break/><text:s/>* @param matrix1 первая матрица</text:p>
      <text:p text:style-name="P20"><text:s/>* @param matrix2 вторая матрица</text:p>
      <text:p text:style-name="P20"><text:s/>* @param matrix_res получившаяся матрица</text:p>
      <text:p text:style-name="P20"><text:s/>* @return int код возврата</text:p>
      <text:p text:style-name="P20"><text:s/>*/</text:p>
      <text:p text:style-name="P20">int sparse_matrix_addition(sparse_matrix_t matrix1, sparse_matrix_t matrix2, sparse_matrix_t *matrix_res);</text:p>
      <text:p text:style-name="P20"/>
      <text:p text:style-name="P20">/**</text:p>
      <text:p text:style-name="P20"><text:s/>* @brief Создание разреженной матрицы на основе обычной</text:p>
      <text:p text:style-name="P20"><text:s/>* </text:p>
      <text:p text:style-name="P20"><text:s/>* @param matrix матрица</text:p>
      <text:p text:style-name="P20"><text:s/>* @return sparse_matrix_t разреженная матрица </text:p>
      <text:p text:style-name="P20"><text:s/>*/</text:p>
      <text:p text:style-name="P20">sparse_matrix_t matrix_std_to_sparse(matrix_t matrix);</text:p>
      <text:p text:style-name="P20"/>
      <text:p text:style-name="P20">/**</text:p>
      <text:p text:style-name="P20"><text:s/>* @brief Создание матрицы на основе разреженной матрице</text:p>
      <text:p text:style-name="P20"><text:s/>* </text:p>
      <text:p text:style-name="P20"><text:s/>* @param matrix разреженная матрица</text:p>
      <text:p text:style-name="P20"><text:s/>* @return matrix_t матрица</text:p>
      <text:p text:style-name="P20"><text:s/>*/</text:p>
      <text:p text:style-name="P20">matrix_t matrix_sparse_to_std(sparse_matrix_t matrix);</text:p>
      <text:p text:style-name="P20"/>
      <text:p text:style-name="P20">/**</text:p>
      <text:p text:style-name="P20"><text:s/>* @brief Сравнение алгоритмов сложения</text:p>
      <text:p text:style-name="P20"><text:s/>* </text:p>
      <text:p text:style-name="P20"><text:s/>* @param matrix1 первая матрица</text:p>
      <text:p text:style-name="P20"><text:s/>* @param matrix2 вторая матрица</text:p>
      <text:p text:style-name="P20"><text:s/>* @param sparse_matrix1 первая разреженная матрица</text:p>
      <text:p text:style-name="P20"><text:s/>* @param sparse_matrix2 вторая разреженная матрица</text:p>
      <text:p text:style-name="P20"><text:s/>* @return int код возврата</text:p>
      <text:p text:style-name="P20"><text:s/>*/</text:p>
      <text:p text:style-name="P20">int compare(matrix_t matrix1, matrix_t matrix2, sparse_matrix_t sparse_matrix1, sparse_matrix_t sparse_matrix2);</text:p>
      <text:p text:style-name="P30"/>
      <text:h text:style-name="P29" text:outline-level="1"><text:bookmark-start text:name="__RefHeading___Toc11298_1808502978"/>Описанние алгоритма<text:bookmark-end text:name="__RefHeading___Toc11298_1808502978"/></text:h>
      <text:p text:style-name="P33">1. Программа запускается <text:span text:style-name="T54">либо без ключей, либо с одним</text:span> – именем файла-<text:span text:style-name="T54">матриц</text:span>, <text:span text:style-name="T54">либо с двумя – </text:span>именем<text:span text:style-name="T54">ами</text:span> файл<text:span text:style-name="T54">ов</text:span>-<text:span text:style-name="T54">матриц.</text:span></text:p>
      <text:p text:style-name="P32">2. Происходит считывание данных из файл<text:span text:style-name="T54">ов</text:span> в <text:span text:style-name="T54">матрицу</text:span>. Если считывание успешно, то выводится сообщение об успешности считывания. <text:span text:style-name="T54">Если нет, то выводится сообщение об ошибке и сообщается <text:s/>о возможности ввести матрицы позже с клавиатуры.</text:span></text:p>
      <text:p text:style-name="P32">3. Пользователю выводится меню программы и предлагается выбрать и ввести пункт меню с необходимым действием.</text:p>
      <text:p text:style-name="P32">4. Если действие предполагает ввод дополнительных данных (например, <text:span text:style-name="T54">ввод таблиц</text:span>), то пользователю предлагается ввести эти данные.</text:p>
      <text:p text:style-name="P32">5. Если действие предполагает вывод, то выводятся данные (<text:span text:style-name="T54">матрица, </text:span>таблица сравнения <text:span text:style-name="T54">алгоритмов</text:span>).</text:p>
      <text:p text:style-name="P32">6. В случае возникновни<text:span text:style-name="T54">я</text:span> аварийной ситуации, пользователь получит сообщение, раскрывающее суть ошибки.</text:p>
      <text:p text:style-name="P36">7. Алгоритм сложения разреженных матриц: происходит итерация по строкам разреженной матрицы (по вектору IA), для каждой строки известны индексы столбцов элементов двух матриц, находящихся на данной строке. В каждой строке происходит итерация по двум векторам индексов столбцов: если индексы столбцов равны, то значения скадываются и, если сумма не равна нулю, записываются в матрицу и берутся следующие индексы столбцов, если индексы столбцов не равны, то записывается значение наименьшего из столбцов и берется следующий индекс столбца этой матрицы. После этого, если на какой-то строке не остается индексов столбцов в векторе одной из матриц, то тогда итерация продолжается по индексам столбцов вектора другой матрицы.</text:p>
      <text:p text:style-name="P32"/>
      <text:h text:style-name="P50" text:outline-level="1"><text:bookmark-start text:name="__RefHeading___Toc11300_1808502978"/>Набор тестов<text:bookmark-end text:name="__RefHeading___Toc11300_1808502978"/></text:h>
      <text:h text:style-name="P51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№</text:p>
          </table:table-cell>
          <table:table-cell table:style-name="Table3.A1" office:value-type="string">
            <text:p text:style-name="P56">Название теста</text:p>
          </table:table-cell>
          <table:table-cell table:style-name="Table3.A1" office:value-type="string">
            <text:p text:style-name="P57">Ввод</text:p>
          </table:table-cell>
          <table:table-cell table:style-name="Table3.D1" office:value-type="string">
            <text:p text:style-name="P56">Вывод</text:p>
          </table:table-cell>
        </table:table-row>
        <table:table-row table:style-name="Table3.2"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21">Некорректн<text:span text:style-name="T43">ый запуск программы</text:span></text:p>
          </table:table-cell>
          <table:table-cell table:style-name="Table3.A2" office:value-type="string">
            <text:p text:style-name="P22">./app.exe</text:p>
          </table:table-cell>
          <table:table-cell table:style-name="Table3.D2" office:value-type="string">
            <text:p text:style-name="P21"><text:span text:style-name="T45">«</text:span><text:span text:style-name="T44">Ошибка: Неверные аргументы командной строки.</text:span><text:span text:style-name="T46">»</text:span></text:p>
            <text:p text:style-name="P25">«Команда вызывается из командной строки так:\n./app.exe [matrix1.txt] [matrix2.txt]»</text:p>
          </table:table-cell>
        </table:table-row>
        <table:table-row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21">Некорректный ввод пункта меню</text:p>
          </table:table-cell>
          <table:table-cell table:style-name="Table3.A2" office:value-type="string">
            <text:p text:style-name="P21">112</text:p>
          </table:table-cell>
          <table:table-cell table:style-name="Table3.D3" office:value-type="string">
            <text:p text:style-name="P21"><text:span text:style-name="T45">«</text:span><text:span text:style-name="T44">Ошибка: Действие с введенным пунктом отсутствует.</text:span><text:span text:style-name="T46">»</text:span></text:p>
          </table:table-cell>
        </table:table-row>
        <table:table-row>
          <table:table-cell table:style-name="Table3.A2" office:value-type="string">
            <text:p text:style-name="P59">3</text:p>
          </table:table-cell>
          <table:table-cell table:style-name="Table3.A2" office:value-type="string">
            <text:p text:style-name="P21">Некорректный ввод пункта меню</text:p>
          </table:table-cell>
          <table:table-cell table:style-name="Table3.A2" office:value-type="string">
            <text:p text:style-name="P21">afaeFefWfcWV</text:p>
          </table:table-cell>
          <table:table-cell table:style-name="Table3.D3" office:value-type="string">
            <text:p text:style-name="P21"><text:span text:style-name="T45">«</text:span><text:span text:style-name="T44">Ошибка: Действие с введенным пунктом отсутствует.</text:span><text:span text:style-name="T46">»</text:span></text:p>
          </table:table-cell>
        </table:table-row>
        <table:table-row>
          <table:table-cell table:style-name="Table3.A2" office:value-type="string">
            <text:p text:style-name="P55">4</text:p>
          </table:table-cell>
          <table:table-cell table:style-name="Table3.A2" office:value-type="string">
            <text:p text:style-name="P21">Просмотр <text:span text:style-name="T56">матрицы</text:span></text:p>
          </table:table-cell>
          <table:table-cell table:style-name="Table3.A2" office:value-type="string">
            <text:p text:style-name="P24">3</text:p>
          </table:table-cell>
          <table:table-cell table:style-name="Table3.D3" office:value-type="string">
            <text:p text:style-name="P28">Матрица</text:p>
          </table:table-cell>
        </table:table-row>
        <table:table-row table:style-name="Table3.6">
          <table:table-cell table:style-name="Table3.A2" office:value-type="string">
            <text:p text:style-name="P59">5</text:p>
          </table:table-cell>
          <table:table-cell table:style-name="Table3.A2" office:value-type="string">
            <text:p text:style-name="P24">Просмотр матрицы, которой не существует</text:p>
          </table:table-cell>
          <table:table-cell table:style-name="Table3.A2" office:value-type="string">
            <text:p text:style-name="P24">3</text:p>
          </table:table-cell>
          <table:table-cell table:style-name="Table3.D3" office:value-type="string">
            <text:p text:style-name="P23"><text:span text:style-name="T50">«</text:span><text:span text:style-name="T48">Ошибка: Матрица не прошла проверку на корректность.</text:span><text:span text:style-name="T49">»</text:span></text:p>
          </table:table-cell>
        </table:table-row>
        <table:table-row>
          <table:table-cell table:style-name="Table3.A2" office:value-type="string">
            <text:p text:style-name="P59">6</text:p>
          </table:table-cell>
          <table:table-cell table:style-name="Table3.A2" office:value-type="string">
            <text:p text:style-name="P21"><text:span text:style-name="T56">Ввод</text:span> <text:span text:style-name="T56">матрицы</text:span></text:p>
          </table:table-cell>
          <table:table-cell table:style-name="Table3.A2" office:value-type="string">
            <text:p text:style-name="P24">1</text:p>
            <text:p text:style-name="P26">данные матрицы</text:p>
          </table:table-cell>
          <table:table-cell table:style-name="Table3.D3" office:value-type="string">
            <text:p text:style-name="P21"><text:span text:style-name="T45">«Матрица успешно введена.</text:span><text:span text:style-name="T46">»</text:span></text:p>
          </table:table-cell>
        </table:table-row>
        <table:table-row>
          <table:table-cell table:style-name="Table3.A2" office:value-type="string">
            <text:p text:style-name="P59">7</text:p>
          </table:table-cell>
          <table:table-cell table:style-name="Table3.A2" office:value-type="string">
            <text:p text:style-name="P23">Некорректн<text:span text:style-name="T56">ый ввод вод матрицы</text:span></text:p>
          </table:table-cell>
          <table:table-cell table:style-name="Table3.A2" office:value-type="string">
            <text:p text:style-name="P24">1 </text:p>
            <text:p text:style-name="P24">-1</text:p>
          </table:table-cell>
          <table:table-cell table:style-name="Table3.D3" office:value-type="string">
            <text:p text:style-name="P21">«Ошибка: Некорректная дата.<text:span text:style-name="T51">»Введенное поле количество строк '-1' не прошло проверку. Поле должно иметь вид '^[1-9][0-9]{0,3}$'.</text:span></text:p>
            <text:p text:style-name="P23">Ошибка: Некорректный ввод. Количество введенных символов равно нулю или превысило ожидаемое.<text:span text:style-name="T46">»</text:span></text:p>
          </table:table-cell>
        </table:table-row>
        <table:table-row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24"><text:span text:style-name="T49">С</text:span><text:span text:style-name="T47">ложение матриц, одна из которых некорректна</text:span></text:p>
          </table:table-cell>
          <table:table-cell table:style-name="Table3.A2" office:value-type="string">
            <text:p text:style-name="P24">5</text:p>
          </table:table-cell>
          <table:table-cell table:style-name="Table3.D3" office:value-type="string">
            <text:p text:style-name="P21">«Ошибка: Матрица не прошла проверку на корректность.»</text:p>
          </table:table-cell>
        </table:table-row>
        <table:table-row>
          <table:table-cell table:style-name="Table3.A2" office:value-type="string">
            <text:p text:style-name="P59">9</text:p>
          </table:table-cell>
          <table:table-cell table:style-name="Table3.A2" office:value-type="string">
            <text:p text:style-name="P24">Сложение матриц</text:p>
          </table:table-cell>
          <table:table-cell table:style-name="Table3.A2" office:value-type="string">
            <text:p text:style-name="P24">5</text:p>
          </table:table-cell>
          <table:table-cell table:style-name="Table3.D3" office:value-type="string">
            <text:p text:style-name="P27">Матрица</text:p>
          </table:table-cell>
        </table:table-row>
      </table:table>
      <text:h text:style-name="P50" text:outline-level="1"><text:bookmark-start text:name="__RefHeading___Toc11302_1808502978"/>Оценка эффективности<text:bookmark-end text:name="__RefHeading___Toc11302_1808502978"/></text:h>
      <text:p text:style-name="P52">Замеры времени (в секундах) выполнения <text:span text:style-name="T54">сложения</text:span> 1000 раз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9">Процент заполнения</text:p>
          </table:table-cell>
          <table:table-cell table:style-name="Table2.A1" office:value-type="string">
            <text:p text:style-name="P49">Размерность матрицы NxN</text:p>
          </table:table-cell>
          <table:table-cell table:style-name="Table2.A1" office:value-type="string">
            <text:p text:style-name="P49">Время сложения обычных матриц</text:p>
          </table:table-cell>
          <table:table-cell table:style-name="Table2.A1" office:value-type="string">
            <text:p text:style-name="P49">Время сложения разреженных матриц</text:p>
          </table:table-cell>
          <table:table-cell table:style-name="Table2.E1" office:value-type="string">
            <text:p text:style-name="P49">На сколько % алгоритм разреженных матриц быстрее</text:p>
          </table:table-cell>
        </table:table-row>
        <table:table-row>
          <table:table-cell table:style-name="Table2.A1" table:number-rows-spanned="3" office:value-type="string">
            <text:p text:style-name="P48">100</text:p>
          </table:table-cell>
          <table:table-cell table:style-name="Table2.B2" office:value-type="string">
            <text:p text:style-name="P48">1000</text:p>
          </table:table-cell>
          <table:table-cell table:style-name="Table2.B2" office:value-type="string">
            <text:p text:style-name="P47">1.668964</text:p>
          </table:table-cell>
          <table:table-cell table:style-name="Table2.B2" office:value-type="string">
            <text:p text:style-name="P47">16.696219</text:p>
          </table:table-cell>
          <table:table-cell table:style-name="Table2.E2" office:value-type="string">
            <text:p text:style-name="P47">-90.004%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48">100</text:p>
          </table:table-cell>
          <table:table-cell table:style-name="Table2.B3" office:value-type="string">
            <text:p text:style-name="P47">0.021836</text:p>
          </table:table-cell>
          <table:table-cell table:style-name="Table2.B3" office:value-type="string">
            <text:p text:style-name="P47">0.172553</text:p>
          </table:table-cell>
          <table:table-cell table:style-name="Table2.E3" office:value-type="string">
            <text:p text:style-name="P47">-87.345%</text:p>
          </table:table-cell>
        </table:table-row>
        <table:table-row>
          <table:covered-table-cell table:style-name="Table2.A4"/>
          <table:table-cell table:style-name="Table2.B4" office:value-type="string">
            <text:p text:style-name="P48">10</text:p>
          </table:table-cell>
          <table:table-cell table:style-name="Table2.B4" office:value-type="string">
            <text:p text:style-name="P47">0.001195</text:p>
          </table:table-cell>
          <table:table-cell table:style-name="Table2.B4" office:value-type="string">
            <text:p text:style-name="P47">0.006188</text:p>
          </table:table-cell>
          <table:table-cell table:style-name="Table2.E4" office:value-type="string">
            <text:p text:style-name="P47">-80.688%</text:p>
          </table:table-cell>
        </table:table-row>
        <table:table-row>
          <table:table-cell table:style-name="Table2.A1" table:number-rows-spanned="3" office:value-type="string">
            <text:p text:style-name="P45">10</text:p>
          </table:table-cell>
          <table:table-cell table:style-name="Table2.B2" office:value-type="string">
            <text:p text:style-name="P46">1000</text:p>
          </table:table-cell>
          <table:table-cell table:style-name="Table2.B2" office:value-type="string">
            <text:p text:style-name="P47">1.658243</text:p>
          </table:table-cell>
          <table:table-cell table:style-name="Table2.B2" office:value-type="string">
            <text:p text:style-name="P47">4.228947</text:p>
          </table:table-cell>
          <table:table-cell table:style-name="Table2.E2" office:value-type="string">
            <text:p text:style-name="P47">-60.788%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46">100</text:p>
          </table:table-cell>
          <table:table-cell table:style-name="Table2.B3" office:value-type="string">
            <text:p text:style-name="P47">0.021870</text:p>
          </table:table-cell>
          <table:table-cell table:style-name="Table2.B3" office:value-type="string">
            <text:p text:style-name="P47">0.040300</text:p>
          </table:table-cell>
          <table:table-cell table:style-name="Table2.E3" office:value-type="string">
            <text:p text:style-name="P47">-45.732%</text:p>
          </table:table-cell>
        </table:table-row>
        <table:table-row>
          <table:covered-table-cell table:style-name="Table2.A4"/>
          <table:table-cell table:style-name="Table2.B4" office:value-type="string">
            <text:p text:style-name="P46">10</text:p>
          </table:table-cell>
          <table:table-cell table:style-name="Table2.B4" office:value-type="string">
            <text:p text:style-name="P47">0.001459</text:p>
          </table:table-cell>
          <table:table-cell table:style-name="Table2.B4" office:value-type="string">
            <text:p text:style-name="P47">0.002440</text:p>
          </table:table-cell>
          <table:table-cell table:style-name="Table2.E4" office:value-type="string">
            <text:p text:style-name="P47">-40.205%</text:p>
          </table:table-cell>
        </table:table-row>
        <table:table-row>
          <table:table-cell table:style-name="Table2.A1" table:number-rows-spanned="3" office:value-type="string">
            <text:p text:style-name="P46">5</text:p>
          </table:table-cell>
          <table:table-cell table:style-name="Table2.B2" office:value-type="string">
            <text:p text:style-name="P48">10<text:span text:style-name="T58">00</text:span></text:p>
          </table:table-cell>
          <table:table-cell table:style-name="Table2.B2" office:value-type="string">
            <text:p text:style-name="P47">1.653384</text:p>
          </table:table-cell>
          <table:table-cell table:style-name="Table2.B2" office:value-type="string">
            <text:p text:style-name="P47">2.068308</text:p>
          </table:table-cell>
          <table:table-cell table:style-name="Table2.E2" office:value-type="string">
            <text:p text:style-name="P47">-20.061%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46">100</text:p>
          </table:table-cell>
          <table:table-cell table:style-name="Table2.B3" office:value-type="string">
            <text:p text:style-name="P47">0.022530</text:p>
          </table:table-cell>
          <table:table-cell table:style-name="Table2.B3" office:value-type="string">
            <text:p text:style-name="P47">0.022951</text:p>
          </table:table-cell>
          <table:table-cell table:style-name="Table2.E3" office:value-type="string">
            <text:p text:style-name="P47">-1.834%</text:p>
          </table:table-cell>
        </table:table-row>
        <table:table-row>
          <table:covered-table-cell table:style-name="Table2.A4"/>
          <table:table-cell table:style-name="Table2.B4" office:value-type="string">
            <text:p text:style-name="P48">10</text:p>
          </table:table-cell>
          <table:table-cell table:style-name="Table2.B4" office:value-type="string">
            <text:p text:style-name="P47">0.001307</text:p>
          </table:table-cell>
          <table:table-cell table:style-name="Table2.B4" office:value-type="string">
            <text:p text:style-name="P47">0.001528</text:p>
          </table:table-cell>
          <table:table-cell table:style-name="Table2.E4" office:value-type="string">
            <text:p text:style-name="P47">-14.463%</text:p>
          </table:table-cell>
        </table:table-row>
        <table:table-row>
          <table:table-cell table:style-name="Table2.A1" table:number-rows-spanned="3" office:value-type="string">
            <text:p text:style-name="P46">3</text:p>
          </table:table-cell>
          <table:table-cell table:style-name="Table2.B2" office:value-type="string">
            <text:p text:style-name="P46">1000</text:p>
          </table:table-cell>
          <table:table-cell table:style-name="Table2.B2" office:value-type="string">
            <text:p text:style-name="P47">1.651118</text:p>
          </table:table-cell>
          <table:table-cell table:style-name="Table2.B2" office:value-type="string">
            <text:p text:style-name="P47">1.230433</text:p>
          </table:table-cell>
          <table:table-cell table:style-name="Table2.E2" office:value-type="string">
            <text:p text:style-name="P47">34.190%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48">100</text:p>
          </table:table-cell>
          <table:table-cell table:style-name="Table2.B3" office:value-type="string">
            <text:p text:style-name="P47"><text:s/>0.023124</text:p>
          </table:table-cell>
          <table:table-cell table:style-name="Table2.B3" office:value-type="string">
            <text:p text:style-name="P47">0.015178</text:p>
          </table:table-cell>
          <table:table-cell table:style-name="Table2.E3" office:value-type="string">
            <text:p text:style-name="P47">44.406%</text:p>
          </table:table-cell>
        </table:table-row>
        <table:table-row>
          <table:covered-table-cell table:style-name="Table2.A4"/>
          <table:table-cell table:style-name="Table2.B4" office:value-type="string">
            <text:p text:style-name="P48">10</text:p>
          </table:table-cell>
          <table:table-cell table:style-name="Table2.B4" office:value-type="string">
            <text:p text:style-name="P47">0.001195</text:p>
          </table:table-cell>
          <table:table-cell table:style-name="Table2.B4" office:value-type="string">
            <text:p text:style-name="P47">0.000876</text:p>
          </table:table-cell>
          <table:table-cell table:style-name="Table2.E4" office:value-type="string">
            <text:p text:style-name="P47">36.416%</text:p>
          </table:table-cell>
        </table:table-row>
        <table:table-row>
          <table:table-cell table:style-name="Table2.A1" table:number-rows-spanned="3" office:value-type="string">
            <text:p text:style-name="P48">1</text:p>
          </table:table-cell>
          <table:table-cell table:style-name="Table2.B2" office:value-type="string">
            <text:p text:style-name="P46">1000</text:p>
          </table:table-cell>
          <table:table-cell table:style-name="Table2.B2" office:value-type="string">
            <text:p text:style-name="P47">1.643965</text:p>
          </table:table-cell>
          <table:table-cell table:style-name="Table2.B2" office:value-type="string">
            <text:p text:style-name="P47">0.460828</text:p>
          </table:table-cell>
          <table:table-cell table:style-name="Table2.E2" office:value-type="string">
            <text:p text:style-name="P47">256.742%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48">100</text:p>
          </table:table-cell>
          <table:table-cell table:style-name="Table2.B3" office:value-type="string">
            <text:p text:style-name="P47">0.022327</text:p>
          </table:table-cell>
          <table:table-cell table:style-name="Table2.B3" office:value-type="string">
            <text:p text:style-name="P47">0.006006</text:p>
          </table:table-cell>
          <table:table-cell table:style-name="Table2.E3" office:value-type="string">
            <text:p text:style-name="P47">271.745%</text:p>
          </table:table-cell>
        </table:table-row>
        <table:table-row>
          <table:covered-table-cell table:style-name="Table2.A4"/>
          <table:table-cell table:style-name="Table2.B4" office:value-type="string">
            <text:p text:style-name="P48">10</text:p>
          </table:table-cell>
          <table:table-cell table:style-name="Table2.B4" office:value-type="string">
            <text:p text:style-name="P47"><text:span text:style-name="T58">0</text:span>.001041</text:p>
          </table:table-cell>
          <table:table-cell table:style-name="Table2.B4" office:value-type="string">
            <text:p text:style-name="P47">0.000536</text:p>
          </table:table-cell>
          <table:table-cell table:style-name="Table2.E4" office:value-type="string">
            <text:p text:style-name="P47">94.216%</text:p>
          </table:table-cell>
        </table:table-row>
      </table:table>
      <text:p text:style-name="P71"/>
      <text:p text:style-name="P71"/>
      <text:p text:style-name="P71"/>
      <text:p text:style-name="P71"/>
      <text:p text:style-name="P71"><text:soft-page-break/></text:p>
      <text:p text:style-name="P71">Замеры памяти <text:span text:style-name="T58">в байтах двух матриц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9">Процент заполнения</text:p>
          </table:table-cell>
          <table:table-cell table:style-name="Table1.A1" office:value-type="string">
            <text:p text:style-name="P39">Размерность матрицы NxN</text:p>
          </table:table-cell>
          <table:table-cell table:style-name="Table1.A1" office:value-type="string">
            <text:p text:style-name="P39">Память матриц</text:p>
          </table:table-cell>
          <table:table-cell table:style-name="Table1.A1" office:value-type="string">
            <text:p text:style-name="P39">Память разреженных матриц</text:p>
          </table:table-cell>
          <table:table-cell table:style-name="Table1.E1" office:value-type="string">
            <text:p text:style-name="P39">На сколько % разреженные матрицы экономнее</text:p>
          </table:table-cell>
        </table:table-row>
        <table:table-row>
          <table:table-cell table:style-name="Table1.A1" table:number-rows-spanned="3" office:value-type="string">
            <text:p text:style-name="P40">100</text:p>
          </table:table-cell>
          <table:table-cell table:style-name="Table1.B2" office:value-type="string">
            <text:p text:style-name="P40">10</text:p>
          </table:table-cell>
          <table:table-cell table:style-name="Table1.B2" office:value-type="string">
            <text:p text:style-name="P41">848</text:p>
          </table:table-cell>
          <table:table-cell table:style-name="Table1.B2" office:value-type="string">
            <text:p text:style-name="P41">2656</text:p>
          </table:table-cell>
          <table:table-cell table:style-name="Table1.E2" office:value-type="string">
            <text:p text:style-name="P41">-68.072%</text:p>
          </table:table-cell>
        </table:table-row>
        <table:table-row>
          <table:covered-table-cell table:style-name="Table1.A3"/>
          <table:table-cell table:style-name="Table1.B3" office:value-type="string">
            <text:p text:style-name="P40">100</text:p>
          </table:table-cell>
          <table:table-cell table:style-name="Table1.B3" office:value-type="string">
            <text:p text:style-name="P41">80048</text:p>
          </table:table-cell>
          <table:table-cell table:style-name="Table1.B3" office:value-type="string">
            <text:p text:style-name="P41">241696</text:p>
          </table:table-cell>
          <table:table-cell table:style-name="Table1.E3" office:value-type="string">
            <text:p text:style-name="P41">-66.881%</text:p>
          </table:table-cell>
        </table:table-row>
        <table:table-row>
          <table:covered-table-cell table:style-name="Table1.A4"/>
          <table:table-cell table:style-name="Table1.B4" office:value-type="string">
            <text:p text:style-name="P40">1000</text:p>
          </table:table-cell>
          <table:table-cell table:style-name="Table1.B4" office:value-type="string">
            <text:p text:style-name="P41">8000048</text:p>
          </table:table-cell>
          <table:table-cell table:style-name="Table1.B4" office:value-type="string">
            <text:p text:style-name="P41">24015784</text:p>
          </table:table-cell>
          <table:table-cell table:style-name="Table1.E4" office:value-type="string">
            <text:p text:style-name="P41">-66.688%</text:p>
          </table:table-cell>
        </table:table-row>
        <table:table-row>
          <table:table-cell table:style-name="Table1.A1" table:number-rows-spanned="3" office:value-type="string">
            <text:p text:style-name="P35">50</text:p>
          </table:table-cell>
          <table:table-cell table:style-name="Table1.B2" office:value-type="string">
            <text:p text:style-name="P40">10</text:p>
          </table:table-cell>
          <table:table-cell table:style-name="Table1.B2" office:value-type="string">
            <text:p text:style-name="P41">848</text:p>
          </table:table-cell>
          <table:table-cell table:style-name="Table1.B2" office:value-type="string">
            <text:p text:style-name="P41">1456</text:p>
          </table:table-cell>
          <table:table-cell table:style-name="Table1.E2" office:value-type="string">
            <text:p text:style-name="P41">-41.758%</text:p>
          </table:table-cell>
        </table:table-row>
        <table:table-row>
          <table:covered-table-cell table:style-name="Table1.A3"/>
          <table:table-cell table:style-name="Table1.B3" office:value-type="string">
            <text:p text:style-name="P40">100</text:p>
          </table:table-cell>
          <table:table-cell table:style-name="Table1.B3" office:value-type="string">
            <text:p text:style-name="P41">80048</text:p>
          </table:table-cell>
          <table:table-cell table:style-name="Table1.B3" office:value-type="string">
            <text:p text:style-name="P41">121696</text:p>
          </table:table-cell>
          <table:table-cell table:style-name="Table1.E3" office:value-type="string">
            <text:p text:style-name="P41">-34.223%</text:p>
          </table:table-cell>
        </table:table-row>
        <table:table-row>
          <table:covered-table-cell table:style-name="Table1.A4"/>
          <table:table-cell table:style-name="Table1.B4" office:value-type="string">
            <text:p text:style-name="P40">1000</text:p>
          </table:table-cell>
          <table:table-cell table:style-name="Table1.B4" office:value-type="string">
            <text:p text:style-name="P42">8000048</text:p>
          </table:table-cell>
          <table:table-cell table:style-name="Table1.B4" office:value-type="string">
            <text:p text:style-name="P41">12015952</text:p>
          </table:table-cell>
          <table:table-cell table:style-name="Table1.E4" office:value-type="string">
            <text:p text:style-name="P41">-33.421%</text:p>
          </table:table-cell>
        </table:table-row>
        <table:table-row>
          <table:table-cell table:style-name="Table1.A1" table:number-rows-spanned="3" office:value-type="string">
            <text:p text:style-name="P37">30<text:span text:style-name="T57"/></text:p>
          </table:table-cell>
          <table:table-cell table:style-name="Table1.B2" office:value-type="string">
            <text:p text:style-name="P44">10<text:span text:style-name="T57"/></text:p>
          </table:table-cell>
          <table:table-cell table:style-name="Table1.B2" office:value-type="string">
            <text:p text:style-name="P42">848<text:span text:style-name="T57"/></text:p>
          </table:table-cell>
          <table:table-cell table:style-name="Table1.B2" office:value-type="string">
            <text:p text:style-name="P41">976<text:span text:style-name="T57"/></text:p>
          </table:table-cell>
          <table:table-cell table:style-name="Table1.E2" office:value-type="string">
            <text:p text:style-name="P41">-13.115%<text:span text:style-name="T57"/></text:p>
          </table:table-cell>
        </table:table-row>
        <table:table-row>
          <table:covered-table-cell table:style-name="Table1.A3"/>
          <table:table-cell table:style-name="Table1.B3" office:value-type="string">
            <text:p text:style-name="P44">100<text:span text:style-name="T57"/></text:p>
          </table:table-cell>
          <table:table-cell table:style-name="Table1.B3" office:value-type="string">
            <text:p text:style-name="P42">80048<text:span text:style-name="T57"/></text:p>
          </table:table-cell>
          <table:table-cell table:style-name="Table1.B3" office:value-type="string">
            <text:p text:style-name="P41">73696<text:span text:style-name="T57"/></text:p>
          </table:table-cell>
          <table:table-cell table:style-name="Table1.E3" office:value-type="string">
            <text:p text:style-name="P41">8.619%<text:span text:style-name="T57"/></text:p>
          </table:table-cell>
        </table:table-row>
        <table:table-row>
          <table:covered-table-cell table:style-name="Table1.A4"/>
          <table:table-cell table:style-name="Table1.B4" office:value-type="string">
            <text:p text:style-name="P44">1000</text:p>
          </table:table-cell>
          <table:table-cell table:style-name="Table1.B4" office:value-type="string">
            <text:p text:style-name="P43">8000048</text:p>
          </table:table-cell>
          <table:table-cell table:style-name="Table1.B4" office:value-type="string">
            <text:p text:style-name="P41">7216024</text:p>
          </table:table-cell>
          <table:table-cell table:style-name="Table1.E4" office:value-type="string">
            <text:p text:style-name="P41">10.865%</text:p>
          </table:table-cell>
        </table:table-row>
        <table:table-row>
          <table:table-cell table:style-name="Table1.A1" table:number-rows-spanned="3" office:value-type="string">
            <text:p text:style-name="P40">1</text:p>
          </table:table-cell>
          <table:table-cell table:style-name="Table1.B2" office:value-type="string">
            <text:p text:style-name="P40">10</text:p>
          </table:table-cell>
          <table:table-cell table:style-name="Table1.B2" office:value-type="string">
            <text:p text:style-name="P41">848</text:p>
          </table:table-cell>
          <table:table-cell table:style-name="Table1.B2" office:value-type="string">
            <text:p text:style-name="P41">280</text:p>
          </table:table-cell>
          <table:table-cell table:style-name="Table1.E2" office:value-type="string">
            <text:p text:style-name="P41">202.857%</text:p>
          </table:table-cell>
        </table:table-row>
        <table:table-row>
          <table:covered-table-cell table:style-name="Table1.A3"/>
          <table:table-cell table:style-name="Table1.B3" office:value-type="string">
            <text:p text:style-name="P40">100</text:p>
          </table:table-cell>
          <table:table-cell table:style-name="Table1.B3" office:value-type="string">
            <text:p text:style-name="P41">80048</text:p>
          </table:table-cell>
          <table:table-cell table:style-name="Table1.B3" office:value-type="string">
            <text:p text:style-name="P41">4096</text:p>
          </table:table-cell>
          <table:table-cell table:style-name="Table1.E3" office:value-type="string">
            <text:p text:style-name="P41">1854.297%</text:p>
          </table:table-cell>
        </table:table-row>
        <table:table-row>
          <table:covered-table-cell table:style-name="Table1.A4"/>
          <table:table-cell table:style-name="Table1.B4" office:value-type="string">
            <text:p text:style-name="P40">1000</text:p>
          </table:table-cell>
          <table:table-cell table:style-name="Table1.B4" office:value-type="string">
            <text:p text:style-name="P41">8000048</text:p>
          </table:table-cell>
          <table:table-cell table:style-name="Table1.B4" office:value-type="string">
            <text:p text:style-name="P41">256096</text:p>
          </table:table-cell>
          <table:table-cell table:style-name="Table1.E4" office:value-type="string">
            <text:p text:style-name="P41">3023.847%</text:p>
          </table:table-cell>
        </table:table-row>
      </table:table>
      <text:h text:style-name="Heading_20_1" text:outline-level="1"/>
      <text:h text:style-name="P29" text:outline-level="1"><text:bookmark-start text:name="__RefHeading___Toc1426_3587368743"/>Ответы на контрольные вопросы<text:bookmark-end text:name="__RefHeading___Toc1426_3587368743"/></text:h>
      <text:p text:style-name="P65">1. Что такое разреженная матрица, какие схемы хранения таких матриц Вы</text:p>
      <text:p text:style-name="P65">знаете?</text:p>
      <text:p text:style-name="P67"><text:tab/>Разреженная матрица – это матрица, большую часть которой занимают нули. Схемы хранения: обычная матрица; координатная запись; связная схема; “разреженный строчный формат”. </text:p>
      <text:p text:style-name="P65">2. Каким образом и сколько памяти выделяется под хранение разреженной</text:p>
      <text:p text:style-name="P65">и обычной матрицы?</text:p>
      <text:p text:style-name="P66"><text:tab/><text:span text:style-name="T56">Память под обычную матрицу выделяется один раз размером N*M*sizeof(val_type), память под разреженную матрицу представляется динамической памятью и довыделяется при необходимости добавления элементов, в итоге общая память составляет K* (sizeof(val_type) + sizeof(size_t)) + N*sizeof(size_t), где K – количество ненулевых элементов, т.е. зависит от количества ненулевых элементов.</text:span></text:p>
      <text:p text:style-name="P65">3. Каков принцип обработки разреженной матрицы?</text:p>
      <text:p text:style-name="P65"><text:tab/><text:span text:style-name="T56">Принцип заключается в итерации по строкам, где в каждой строке итерациция происходит по элементам строки от номера первого элемента строки до номера первого элемента следующей строки.</text:span></text:p>
      <text:p text:style-name="P65">4. В каком случае для матриц эффективнее применять стандартные</text:p>
      <text:p text:style-name="P65">алгоритмы обработки матриц? От чего это зависит?</text:p>
      <text:p text:style-name="P65"><text:tab/><text:span text:style-name="T56">Применять стандартные алгоритмы обработки матриц эффективнее будет в случае, когда количество ненулевых элементов мало от общего числа элементов <text:s/>(для моего алгоритма &lt;</text:span><text:span text:style-name="T59">5</text:span><text:span text:style-name="T56">%), т.е. зависит от количества ненулевых элементов матрицы.</text:span></text:p>
      <text:h text:style-name="P29" text:outline-level="1"><text:bookmark-start text:name="__RefHeading___Toc11304_1808502978"/>Вывод<text:bookmark-end text:name="__RefHeading___Toc11304_1808502978"/></text:h>
      <text:p text:style-name="Default_20_Text"><text:span text:style-name="T31">В </text:span><text:span text:style-name="T30">результате выполнения этой лабораторной работы, я </text:span><text:span text:style-name="T33">узнал о способах хранения разреженных матриц, научился использовать и складывать разреженные матрицы в сжатом виде, </text:span><text:span text:style-name="T30">улучшил свои навыки </text:span><text:span text:style-name="T32">работы </text:span><text:span text:style-name="T33">с динамическими массивами и контролем динамически выделенной памяти</text:span><text:span text:style-name="T32">.</text:span></text:p>
      <text:p text:style-name="P60"><text:span text:style-name="T30">В результате оценки эффективности, я пришёл к выводу, что </text:span><text:span text:style-name="T33">представление матрицы в разреженном виде имеет смысл только при заполнении менее </text:span><text:span text:style-name="T35">5</text:span><text:span text:style-name="T33">%. В ином случае, быстрее оказывается сложение обычных матриц. По памяти имеет смысл использовать разреженные матрицы при заполнении менее </text:span><text:span text:style-name="T34">3</text:span><text:span text:style-name="T33">0%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20pt" fo:letter-spacing="0.0035in" fo:font-weight="bold" style:font-size-asian="20pt" style:font-weight-asian="bold" style:font-size-complex="2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text-position="0% 100%" style:font-name="Liberation Mono" fo:font-family="'Liberation Mono'" style:font-family-generic="modern" style:font-pitch="fixed" fo:font-size="12pt" fo:font-weight="normal" officeooo:rsid="001fefa0" style:font-size-asian="12pt" style:font-weight-asian="normal" style:font-size-complex="12pt" style:font-weight-complex="normal"/>
    </style:style>
    <style:style style:name="Subhead" style:family="paragraph" style:parent-style-name="Text_20_body">
      <style:paragraph-properties fo:margin-top="0.0398in" fo:margin-bottom="0.0972in" style:contextual-spacing="false" fo:line-height="150%" fo:text-align="justify" style:justify-single-word="false"/>
      <style:text-properties fo:font-size="16pt" fo:font-weight="bold" officeooo:rsid="001fefa0" style:font-size-asian="16pt" style:font-weight-asian="bold" style:font-size-complex="16pt" style:font-weight-complex="bold"/>
    </style:style>
    <style:style style:name="Default_20_Text" style:display-name="Default Text" style:family="paragraph" style:parent-style-name="Standard">
      <loext:graphic-properties draw:fill="none" draw:fill-color="#729fcf"/>
      <style:paragraph-properties fo:margin-left="0in" fo:margin-right="0in" fo:text-indent="0.5in" style:auto-text-indent="false" fo:background-color="transparent"/>
      <style:text-properties fo:font-size="14pt" fo:font-weight="normal" officeooo:rsid="002173b2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3:57:16.784739249</meta:creation-date>
    <dc:date>2023-11-03T13:09:35.708220890</dc:date>
    <meta:editing-duration>PT12H20M51S</meta:editing-duration>
    <meta:editing-cycles>19</meta:editing-cycles>
    <meta:generator>LibreOffice/7.5.6.2$Linux_X86_64 LibreOffice_project/50$Build-2</meta:generator>
    <meta:document-statistic meta:table-count="4" meta:image-count="1" meta:object-count="0" meta:page-count="16" meta:paragraph-count="470" meta:word-count="1869" meta:character-count="13507" meta:non-whitespace-character-count="11835"/>
  </office:meta>
</office:document-meta>
</file>